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altRim" svg:font-family="'Arial BaltRim', Arial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82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335in"/>
    </style:style>
    <style:style style:name="co6" style:family="table-column">
      <style:table-column-properties fo:break-before="auto" style:column-width="3.430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3.692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4.739in"/>
    </style:style>
    <style:style style:name="co11" style:family="table-column">
      <style:table-column-properties fo:break-before="auto" style:column-width="2.0472in"/>
    </style:style>
    <style:style style:name="co12" style:family="table-column">
      <style:table-column-properties fo:break-before="auto" style:column-width="4.7492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0.4646in"/>
    </style:style>
    <style:style style:name="co15" style:family="table-column">
      <style:table-column-properties fo:break-before="auto" style:column-width="4.2665in"/>
    </style:style>
    <style:style style:name="co16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aeima06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Saraksts</text:p>
          </table:table-cell>
          <table:table-cell table:style-name="ce1" office:value-type="string" calcext:value-type="string">
            <text:p>Saīsinājums</text:p>
          </table:table-cell>
          <table:table-cell table:style-name="ce1" office:value-type="string" calcext:value-type="string">
            <text:p>Rīga</text:p>
          </table:table-cell>
          <table:table-cell table:style-name="ce1" office:value-type="string" calcext:value-type="string">
            <text:p>Vidzeme</text:p>
          </table:table-cell>
          <table:table-cell table:style-name="ce1" office:value-type="string" calcext:value-type="string">
            <text:p>Latgale</text:p>
          </table:table-cell>
          <table:table-cell table:style-name="ce1" office:value-type="string" calcext:value-type="string">
            <text:p>Kurzeme</text:p>
          </table:table-cell>
          <table:table-cell table:style-name="ce1" office:value-type="string" calcext:value-type="string">
            <text:p>Zemgale</text:p>
          </table:table-cell>
          <table:table-cell table:style-name="ce1" office:value-type="string" calcext:value-type="string">
            <text:p>Kopā</text:p>
          </table:table-cell>
          <table:table-cell table:style-name="ce1" office:value-type="string" calcext:value-type="string">
            <text:p>Procenti</text:p>
          </table:table-cell>
          <table:table-cell table:style-name="ce1" office:value-type="string" calcext:value-type="string">
            <text:p>Vietas</text:p>
          </table:table-cell>
          <table:table-cell table:style-name="ce5" office:value-type="string" calcext:value-type="string">
            <text:p>Aploksnes</text:p>
          </table:table-cell>
          <table:table-cell table:style-name="ce5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Latvijas Liberālā partija</text:p>
          </table:table-cell>
          <table:table-cell table:style-name="Default" office:value-type="string" calcext:value-type="string">
            <text:p>Liberālā partija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Latvijas Zemnieku savienības, Latvijas Kristīgo demokrātu savienības un Latgalē Latgales Demokrātiskās partijas apvienotais saraksts</text:p>
          </table:table-cell>
          <table:table-cell table:style-name="Default" office:value-type="string" calcext:value-type="string">
            <text:p>LZS, LKDS un Latgales DP</text:p>
          </table:table-cell>
          <table:table-cell table:style-name="ce2" office:value-type="float" office:value="12911" calcext:value-type="float">
            <text:p>12911</text:p>
          </table:table-cell>
          <table:table-cell table:style-name="ce2" office:value-type="float" office:value="14534" calcext:value-type="float">
            <text:p>14534</text:p>
          </table:table-cell>
          <table:table-cell table:style-name="ce2" office:value-type="float" office:value="11848" calcext:value-type="float">
            <text:p>11848</text:p>
          </table:table-cell>
          <table:table-cell table:style-name="ce2" office:value-type="float" office:value="11704" calcext:value-type="float">
            <text:p>11704</text:p>
          </table:table-cell>
          <table:table-cell table:style-name="ce2" office:value-type="float" office:value="9501" calcext:value-type="float">
            <text:p>9501</text:p>
          </table:table-cell>
          <table:table-cell table:style-name="ce2" office:value-type="float" office:value="60498" calcext:value-type="float">
            <text:p>60498</text:p>
          </table:table-cell>
          <table:table-cell table:style-name="ce2" office:value-type="float" office:value="6.332" calcext:value-type="float">
            <text:p>6.332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Maznodrošināto politiskā apvienība un Latviešu neatkarības partija</text:p>
          </table:table-cell>
          <table:table-cell table:style-name="Default" office:value-type="string" calcext:value-type="string">
            <text:p>Maznodrošināto apvienība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2796" calcext:value-type="float">
            <text:p>2796</text:p>
          </table:table-cell>
          <table:table-cell table:style-name="ce2" office:value-type="float" office:value="1757" calcext:value-type="float">
            <text:p>1757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9468" calcext:value-type="float">
            <text:p>9468</text:p>
          </table:table-cell>
          <table:table-cell table:style-name="ce2" office:value-type="float" office:value="0.991" calcext:value-type="float">
            <text:p>0.9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Latvijas Vienības partija</text:p>
          </table:table-cell>
          <table:table-cell table:style-name="Default" office:value-type="string" calcext:value-type="string">
            <text:p>Vienības partija</text:p>
          </table:table-cell>
          <table:table-cell table:style-name="ce2" office:value-type="float" office:value="9552" calcext:value-type="float">
            <text:p>9552</text:p>
          </table:table-cell>
          <table:table-cell table:style-name="ce2" office:value-type="float" office:value="24337" calcext:value-type="float">
            <text:p>24337</text:p>
          </table:table-cell>
          <table:table-cell table:style-name="ce2" office:value-type="float" office:value="14417" calcext:value-type="float">
            <text:p>14417</text:p>
          </table:table-cell>
          <table:table-cell table:style-name="ce2" office:value-type="float" office:value="8929" calcext:value-type="float">
            <text:p>8929</text:p>
          </table:table-cell>
          <table:table-cell table:style-name="ce2" office:value-type="float" office:value="11070" calcext:value-type="float">
            <text:p>11070</text:p>
          </table:table-cell>
          <table:table-cell table:style-name="ce2" office:value-type="float" office:value="68305" calcext:value-type="float">
            <text:p>68305</text:p>
          </table:table-cell>
          <table:table-cell table:style-name="ce2" office:value-type="float" office:value="7.149" calcext:value-type="float">
            <text:p>7.149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Latvijas Demokrātiskās darba partijas (LDDP), Latvijas Sociāldemokrātiskās strādnieku partijas (LSDSP) un Latvijas Apkrāpto cilvēku aizsardzības partijas “Taisnība” (Taisnība) koalīcija “Darbs un Taisnīgums”</text:p>
          </table:table-cell>
          <table:table-cell table:style-name="Default" office:value-type="string" calcext:value-type="string">
            <text:p>LDDP, LSDSP un Taisnība</text:p>
          </table:table-cell>
          <table:table-cell table:style-name="ce2" office:value-type="float" office:value="11160" calcext:value-type="float">
            <text:p>11160</text:p>
          </table:table-cell>
          <table:table-cell table:style-name="ce2" office:value-type="float" office:value="12572" calcext:value-type="float">
            <text:p>12572</text:p>
          </table:table-cell>
          <table:table-cell table:style-name="ce2" office:value-type="float" office:value="2868" calcext:value-type="float">
            <text:p>2868</text:p>
          </table:table-cell>
          <table:table-cell table:style-name="ce2" office:value-type="float" office:value="9988" calcext:value-type="float">
            <text:p>9988</text:p>
          </table:table-cell>
          <table:table-cell table:style-name="ce2" office:value-type="float" office:value="7011" calcext:value-type="float">
            <text:p>7011</text:p>
          </table:table-cell>
          <table:table-cell table:style-name="ce2" office:value-type="float" office:value="43599" calcext:value-type="float">
            <text:p>43599</text:p>
          </table:table-cell>
          <table:table-cell table:style-name="ce2" office:value-type="float" office:value="4.563" calcext:value-type="float">
            <text:p>4.56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Default" office:value-type="string" calcext:value-type="string">
            <text:p>Tautas saskaņas partija</text:p>
          </table:table-cell>
          <table:table-cell table:style-name="Default" office:value-type="string" calcext:value-type="string">
            <text:p>TSP</text:p>
          </table:table-cell>
          <table:table-cell table:style-name="ce2" office:value-type="float" office:value="22903" calcext:value-type="float">
            <text:p>22903</text:p>
          </table:table-cell>
          <table:table-cell table:style-name="ce2" office:value-type="float" office:value="6547" calcext:value-type="float">
            <text:p>6547</text:p>
          </table:table-cell>
          <table:table-cell table:style-name="ce2" office:value-type="float" office:value="18193" calcext:value-type="float">
            <text:p>18193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3541" calcext:value-type="float">
            <text:p>3541</text:p>
          </table:table-cell>
          <table:table-cell table:style-name="ce2" office:value-type="float" office:value="53041" calcext:value-type="float">
            <text:p>53041</text:p>
          </table:table-cell>
          <table:table-cell table:style-name="ce2" office:value-type="float" office:value="5.552" calcext:value-type="float">
            <text:p>5.55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Default" office:value-type="string" calcext:value-type="string">
            <text:p>Latviešu Zemnieku savienība</text:p>
          </table:table-cell>
          <table:table-cell table:style-name="ce2" office:value-type="float" office:value="2922" calcext:value-type="float">
            <text:p>2922</text:p>
          </table:table-cell>
          <table:table-cell table:style-name="ce2" office:value-type="float" office:value="3927" calcext:value-type="float">
            <text:p>3927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13009" calcext:value-type="float">
            <text:p>13009</text:p>
          </table:table-cell>
          <table:table-cell table:style-name="ce2" office:value-type="float" office:value="1.362" calcext:value-type="float">
            <text:p>1.36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Default" office:value-type="string" calcext:value-type="string">
            <text:p>Latvijas Krievu pilsoņu partija (LKPP)</text:p>
          </table:table-cell>
          <table:table-cell table:style-name="Default" office:value-type="string" calcext:value-type="string">
            <text:p>Krievu pilsoņu partija</text:p>
          </table:table-cell>
          <table:table-cell table:style-name="ce2" office:value-type="float" office:value="4281" calcext:value-type="float">
            <text:p>4281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4388" calcext:value-type="float">
            <text:p>4388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1924" calcext:value-type="float">
            <text:p>11924</text:p>
          </table:table-cell>
          <table:table-cell table:style-name="ce2" office:value-type="float" office:value="1.248" calcext:value-type="float">
            <text:p>1.24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Default" office:value-type="string" calcext:value-type="string">
            <text:p>Demokrātiskā parrtija Saimnieks</text:p>
          </table:table-cell>
          <table:table-cell table:style-name="Default" office:value-type="string" calcext:value-type="string">
            <text:p>Saimnieks</text:p>
          </table:table-cell>
          <table:table-cell table:style-name="ce2" office:value-type="float" office:value="31221" calcext:value-type="float">
            <text:p>31221</text:p>
          </table:table-cell>
          <table:table-cell table:style-name="ce2" office:value-type="float" office:value="43624" calcext:value-type="float">
            <text:p>43624</text:p>
          </table:table-cell>
          <table:table-cell table:style-name="ce2" office:value-type="float" office:value="25895" calcext:value-type="float">
            <text:p>25895</text:p>
          </table:table-cell>
          <table:table-cell table:style-name="ce2" office:value-type="float" office:value="20985" calcext:value-type="float">
            <text:p>20985</text:p>
          </table:table-cell>
          <table:table-cell table:style-name="ce2" office:value-type="float" office:value="23033" calcext:value-type="float">
            <text:p>23033</text:p>
          </table:table-cell>
          <table:table-cell table:style-name="ce2" office:value-type="float" office:value="144758" calcext:value-type="float">
            <text:p>144758</text:p>
          </table:table-cell>
          <table:table-cell table:style-name="ce2" office:value-type="float" office:value="15.152" calcext:value-type="float">
            <text:p>15.15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Default" office:value-type="string" calcext:value-type="string">
            <text:p>Latvijas Sociālistiskā partija</text:p>
          </table:table-cell>
          <table:table-cell table:style-name="Default" office:value-type="string" calcext:value-type="string">
            <text:p>Sociālistiskā partija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4044" calcext:value-type="float">
            <text:p>4044</text:p>
          </table:table-cell>
          <table:table-cell table:style-name="ce2" office:value-type="float" office:value="26414" calcext:value-type="float">
            <text:p>26414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3362" calcext:value-type="float">
            <text:p>3362</text:p>
          </table:table-cell>
          <table:table-cell table:style-name="ce2" office:value-type="float" office:value="53325" calcext:value-type="float">
            <text:p>53325</text:p>
          </table:table-cell>
          <table:table-cell table:style-name="ce2" office:value-type="float" office:value="5.581" calcext:value-type="float">
            <text:p>5.58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Default" office:value-type="string" calcext:value-type="string">
            <text:p>Latvijas Nacionāli Demokrātiskā partija</text:p>
          </table:table-cell>
          <table:table-cell table:style-name="Default" office:value-type="string" calcext:value-type="string">
            <text:p>LNDP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67" calcext:value-type="float">
            <text:p>1367</text:p>
          </table:table-cell>
          <table:table-cell table:style-name="ce2" office:value-type="float" office:value="0.143" calcext:value-type="float">
            <text:p>0.14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Default" office:value-type="string" calcext:value-type="string">
            <text:p>Partijas “Mūsu zeme” un “Pretkomunistu apvienība”</text:p>
          </table:table-cell>
          <table:table-cell table:style-name="Default" office:value-type="string" calcext:value-type="string">
            <text:p>Mūsu zeme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0.529" calcext:value-type="float">
            <text:p>0.5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Default" office:value-type="string" calcext:value-type="string">
            <text:p>Tautas kustība Latvijai (Zīgerista partija)</text:p>
          </table:table-cell>
          <table:table-cell table:style-name="Default" office:value-type="string" calcext:value-type="string">
            <text:p>Zīgerista partija</text:p>
          </table:table-cell>
          <table:table-cell table:style-name="ce2" office:value-type="float" office:value="23398" calcext:value-type="float">
            <text:p>23398</text:p>
          </table:table-cell>
          <table:table-cell table:style-name="ce2" office:value-type="float" office:value="41355" calcext:value-type="float">
            <text:p>41355</text:p>
          </table:table-cell>
          <table:table-cell table:style-name="ce2" office:value-type="float" office:value="19516" calcext:value-type="float">
            <text:p>19516</text:p>
          </table:table-cell>
          <table:table-cell table:style-name="ce2" office:value-type="float" office:value="24558" calcext:value-type="float">
            <text:p>24558</text:p>
          </table:table-cell>
          <table:table-cell table:style-name="ce2" office:value-type="float" office:value="33497" calcext:value-type="float">
            <text:p>33497</text:p>
          </table:table-cell>
          <table:table-cell table:style-name="ce2" office:value-type="float" office:value="142324" calcext:value-type="float">
            <text:p>142324</text:p>
          </table:table-cell>
          <table:table-cell table:style-name="ce2" office:value-type="float" office:value="14.897" calcext:value-type="float">
            <text:p>14.897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Default" office:value-type="string" calcext:value-type="string">
            <text:p>Apvienība “Tēvzemei un Brīvībai”</text:p>
          </table:table-cell>
          <table:table-cell table:style-name="Default" office:value-type="string" calcext:value-type="string">
            <text:p>TB</text:p>
          </table:table-cell>
          <table:table-cell table:style-name="ce2" office:value-type="float" office:value="43607" calcext:value-type="float">
            <text:p>43607</text:p>
          </table:table-cell>
          <table:table-cell table:style-name="ce2" office:value-type="float" office:value="32941" calcext:value-type="float">
            <text:p>32941</text:p>
          </table:table-cell>
          <table:table-cell table:style-name="ce2" office:value-type="float" office:value="5247" calcext:value-type="float">
            <text:p>5247</text:p>
          </table:table-cell>
          <table:table-cell table:style-name="ce2" office:value-type="float" office:value="17224" calcext:value-type="float">
            <text:p>17224</text:p>
          </table:table-cell>
          <table:table-cell table:style-name="ce2" office:value-type="float" office:value="15031" calcext:value-type="float">
            <text:p>15031</text:p>
          </table:table-cell>
          <table:table-cell table:style-name="ce2" office:value-type="float" office:value="114050" calcext:value-type="float">
            <text:p>114050</text:p>
          </table:table-cell>
          <table:table-cell table:style-name="ce2" office:value-type="float" office:value="11.938" calcext:value-type="float">
            <text:p>11.938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Default" office:value-type="string" calcext:value-type="string">
            <text:p>Latvijas Tautas fronte</text:p>
          </table:table-cell>
          <table:table-cell table:style-name="Default" office:value-type="string" calcext:value-type="string">
            <text:p>LTF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11090" calcext:value-type="float">
            <text:p>11090</text:p>
          </table:table-cell>
          <table:table-cell table:style-name="ce2" office:value-type="float" office:value="1.161" calcext:value-type="float">
            <text:p>1.1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Default" office:value-type="string" calcext:value-type="string">
            <text:p>Tautsaimnieku politiskā apvienība “Tautsaimnieks”</text:p>
          </table:table-cell>
          <table:table-cell table:style-name="Default" office:value-type="string" calcext:value-type="string">
            <text:p>Tautsaimnieks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7051" calcext:value-type="float">
            <text:p>7051</text:p>
          </table:table-cell>
          <table:table-cell table:style-name="ce2" office:value-type="float" office:value="1509" calcext:value-type="float">
            <text:p>1509</text:p>
          </table:table-cell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14209" calcext:value-type="float">
            <text:p>14209</text:p>
          </table:table-cell>
          <table:table-cell table:style-name="ce2" office:value-type="float" office:value="1.487" calcext:value-type="float">
            <text:p>1.4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Default" office:value-type="string" calcext:value-type="string">
            <text:p>Savienība “Latvijas ceļš”</text:p>
          </table:table-cell>
          <table:table-cell table:style-name="Default" office:value-type="string" calcext:value-type="string">
            <text:p>LC</text:p>
          </table:table-cell>
          <table:table-cell table:style-name="ce2" office:value-type="float" office:value="29806" calcext:value-type="float">
            <text:p>29806</text:p>
          </table:table-cell>
          <table:table-cell table:style-name="ce2" office:value-type="float" office:value="41530" calcext:value-type="float">
            <text:p>41530</text:p>
          </table:table-cell>
          <table:table-cell table:style-name="ce2" office:value-type="float" office:value="24692" calcext:value-type="float">
            <text:p>24692</text:p>
          </table:table-cell>
          <table:table-cell table:style-name="ce2" office:value-type="float" office:value="24530" calcext:value-type="float">
            <text:p>24530</text:p>
          </table:table-cell>
          <table:table-cell table:style-name="ce2" office:value-type="float" office:value="19371" calcext:value-type="float">
            <text:p>19371</text:p>
          </table:table-cell>
          <table:table-cell table:style-name="ce2" office:value-type="float" office:value="139929" calcext:value-type="float">
            <text:p>139929</text:p>
          </table:table-cell>
          <table:table-cell table:style-name="ce2" office:value-type="float" office:value="14.646" calcext:value-type="float">
            <text:p>14.64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Default" office:value-type="string" calcext:value-type="string">
            <text:p>Latvijas Nacionāli konservatīvā partija - LNNK un Latvijas Zaļā partija</text:p>
          </table:table-cell>
          <table:table-cell table:style-name="Default" office:value-type="string" calcext:value-type="string">
            <text:p>LNNK un LZP</text:p>
          </table:table-cell>
          <table:table-cell table:style-name="ce2" office:value-type="float" office:value="24275" calcext:value-type="float">
            <text:p>24275</text:p>
          </table:table-cell>
          <table:table-cell table:style-name="ce2" office:value-type="float" office:value="16924" calcext:value-type="float">
            <text:p>16924</text:p>
          </table:table-cell>
          <table:table-cell table:style-name="ce2" office:value-type="float" office:value="4281" calcext:value-type="float">
            <text:p>4281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office:value-type="float" office:value="8016" calcext:value-type="float">
            <text:p>8016</text:p>
          </table:table-cell>
          <table:table-cell table:style-name="ce2" office:value-type="float" office:value="60352" calcext:value-type="float">
            <text:p>60352</text:p>
          </table:table-cell>
          <table:table-cell table:style-name="ce2" office:value-type="float" office:value="6.317" calcext:value-type="float">
            <text:p>6.31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Default" office:value-type="string" calcext:value-type="string">
            <text:p>Demokrātu partija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2546" calcext:value-type="float">
            <text:p>2546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Kopā</text:p>
          </table:table-cell>
          <table:table-cell table:style-name="ce2"/>
          <table:table-cell table:style-name="ce4" office:value-type="float" office:value="244366" calcext:value-type="float">
            <text:p>244366</text:p>
          </table:table-cell>
          <table:table-cell table:style-name="ce4" office:value-type="float" office:value="259911" calcext:value-type="float">
            <text:p>259911</text:p>
          </table:table-cell>
          <table:table-cell table:style-name="ce4" office:value-type="float" office:value="166902" calcext:value-type="float">
            <text:p>166902</text:p>
          </table:table-cell>
          <table:table-cell table:style-name="ce4" office:value-type="float" office:value="135992" calcext:value-type="float">
            <text:p>135992</text:p>
          </table:table-cell>
          <table:table-cell table:style-name="ce4" office:value-type="float" office:value="143836" calcext:value-type="float">
            <text:p>143836</text:p>
          </table:table-cell>
          <table:table-cell table:style-name="ce4" office:value-type="float" office:value="951007" calcext:value-type="float">
            <text:p>951007</text:p>
          </table:table-cell>
          <table:table-cell table:style-name="ce2" office:value-type="float" office:value="99.541" calcext:value-type="float">
            <text:p>99.54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5392" calcext:value-type="float">
            <text:p>9553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eima07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tas kopa “Brīvība”</text:p>
          </table:table-cell>
          <table:table-cell office:value-type="string" calcext:value-type="string">
            <text:p>Tautas kopa Brīvība</text:p>
          </table:table-cell>
          <table:table-cell office:value-type="float" office:value="783" calcext:value-type="float">
            <text:p>783</text:p>
          </table:table-cell>
          <table:table-cell office:value-type="float" office:value="917" calcext:value-type="float">
            <text:p>917</text:p>
          </table:table-cell>
          <table:table-cell office:value-type="float" office:value="581" calcext:value-type="float">
            <text:p>581</text:p>
          </table:table-cell>
          <table:table-cell office:value-type="float" office:value="389" calcext:value-type="float">
            <text:p>389</text:p>
          </table:table-cell>
          <table:table-cell office:value-type="float" office:value="429" calcext:value-type="float">
            <text:p>429</text:p>
          </table:table-cell>
          <table:table-cell office:value-type="float" office:value="3099" calcext:value-type="float">
            <text:p>3099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āras zeme</text:p>
          </table:table-cell>
          <table:table-cell office:value-type="float" office:value="299" calcext:value-type="float">
            <text:p>299</text:p>
          </table:table-cell>
          <table:table-cell office:value-type="float" office:value="966" calcext:value-type="float">
            <text:p>966</text:p>
          </table:table-cell>
          <table:table-cell office:value-type="float" office:value="414" calcext:value-type="float">
            <text:p>414</text:p>
          </table:table-cell>
          <table:table-cell office:value-type="float" office:value="228" calcext:value-type="float">
            <text:p>228</text:p>
          </table:table-cell>
          <table:table-cell office:value-type="float" office:value="331" calcext:value-type="float">
            <text:p>331</text:p>
          </table:table-cell>
          <table:table-cell office:value-type="float" office:value="2238" calcext:value-type="float">
            <text:p>2238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nservatīvā partija</text:p>
          </table:table-cell>
          <table:table-cell office:value-type="float" office:value="646" calcext:value-type="float">
            <text:p>646</text:p>
          </table:table-cell>
          <table:table-cell office:value-type="float" office:value="510" calcext:value-type="float">
            <text:p>510</text:p>
          </table:table-cell>
          <table:table-cell office:value-type="float" office:value="518" calcext:value-type="float">
            <text:p>518</text:p>
          </table:table-cell>
          <table:table-cell office:value-type="float" office:value="364" calcext:value-type="float">
            <text:p>364</text:p>
          </table:table-cell>
          <table:table-cell office:value-type="float" office:value="280" calcext:value-type="float">
            <text:p>280</text:p>
          </table:table-cell>
          <table:table-cell office:value-type="float" office:value="2318" calcext:value-type="float">
            <text:p>231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vienība “Latvijas ceļš”</text:p>
          </table:table-cell>
          <table:table-cell office:value-type="string" calcext:value-type="string">
            <text:p>LC</text:p>
          </table:table-cell>
          <table:table-cell office:value-type="float" office:value="33377" calcext:value-type="float">
            <text:p>33377</text:p>
          </table:table-cell>
          <table:table-cell office:value-type="float" office:value="53288" calcext:value-type="float">
            <text:p>53288</text:p>
          </table:table-cell>
          <table:table-cell office:value-type="float" office:value="36978" calcext:value-type="float">
            <text:p>36978</text:p>
          </table:table-cell>
          <table:table-cell office:value-type="float" office:value="23934" calcext:value-type="float">
            <text:p>23934</text:p>
          </table:table-cell>
          <table:table-cell office:value-type="float" office:value="25843" calcext:value-type="float">
            <text:p>25843</text:p>
          </table:table-cell>
          <table:table-cell office:value-type="float" office:value="173420" calcext:value-type="float">
            <text:p>173420</text:p>
          </table:table-cell>
          <table:table-cell office:value-type="float" office:value="17.977" calcext:value-type="float">
            <text:p>17.977</text:p>
          </table:table-cell>
          <table:table-cell office:value-type="float" office:value="21" calcext:value-type="float">
            <text:p>21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āldemokrātiskā sieviešu organizācija</text:p>
          </table:table-cell>
          <table:table-cell office:value-type="string" calcext:value-type="string">
            <text:p>SD sieviešu organizācija</text:p>
          </table:table-cell>
          <table:table-cell office:value-type="float" office:value="746" calcext:value-type="float">
            <text:p>746</text:p>
          </table:table-cell>
          <table:table-cell office:value-type="float" office:value="1018" calcext:value-type="float">
            <text:p>1018</text:p>
          </table:table-cell>
          <table:table-cell office:value-type="float" office:value="461" calcext:value-type="float">
            <text:p>461</text:p>
          </table:table-cell>
          <table:table-cell office:value-type="float" office:value="363" calcext:value-type="float">
            <text:p>363</text:p>
          </table:table-cell>
          <table:table-cell office:value-type="float" office:value="545" calcext:value-type="float">
            <text:p>545</text:p>
          </table:table-cell>
          <table:table-cell office:value-type="float" office:value="3133" calcext:value-type="float">
            <text:p>3133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tas saskaņas partija</text:p>
          </table:table-cell>
          <table:table-cell office:value-type="string" calcext:value-type="string">
            <text:p>TSP</text:p>
          </table:table-cell>
          <table:table-cell office:value-type="float" office:value="54698" calcext:value-type="float">
            <text:p>54698</text:p>
          </table:table-cell>
          <table:table-cell office:value-type="float" office:value="12844" calcext:value-type="float">
            <text:p>12844</text:p>
          </table:table-cell>
          <table:table-cell office:value-type="float" office:value="58239" calcext:value-type="float">
            <text:p>58239</text:p>
          </table:table-cell>
          <table:table-cell office:value-type="float" office:value="2808" calcext:value-type="float">
            <text:p>2808</text:p>
          </table:table-cell>
          <table:table-cell office:value-type="float" office:value="7111" calcext:value-type="float">
            <text:p>7111</text:p>
          </table:table-cell>
          <table:table-cell office:value-type="float" office:value="135700" calcext:value-type="float">
            <text:p>135700</text:p>
          </table:table-cell>
          <table:table-cell office:value-type="float" office:value="14.067" calcext:value-type="float">
            <text:p>14.067</text:p>
          </table:table-cell>
          <table:table-cell office:value-type="float" office:value="16" calcext:value-type="float">
            <text:p>16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unā partija</text:p>
          </table:table-cell>
          <table:table-cell office:value-type="float" office:value="16283" calcext:value-type="float">
            <text:p>16283</text:p>
          </table:table-cell>
          <table:table-cell office:value-type="float" office:value="20514" calcext:value-type="float">
            <text:p>20514</text:p>
          </table:table-cell>
          <table:table-cell office:value-type="float" office:value="8783" calcext:value-type="float">
            <text:p>8783</text:p>
          </table:table-cell>
          <table:table-cell office:value-type="float" office:value="11643" calcext:value-type="float">
            <text:p>11643</text:p>
          </table:table-cell>
          <table:table-cell office:value-type="float" office:value="12991" calcext:value-type="float">
            <text:p>12991</text:p>
          </table:table-cell>
          <table:table-cell office:value-type="float" office:value="70214" calcext:value-type="float">
            <text:p>70214</text:p>
          </table:table-cell>
          <table:table-cell office:value-type="float" office:value="7.279" calcext:value-type="float">
            <text:p>7.279</text:p>
          </table:table-cell>
          <table:table-cell office:value-type="float" office:value="8" calcext:value-type="float">
            <text:p>8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ba partijas (DP), Kristīgi demokrātiskās savienības (KDS), Latvijas Zaļās partijas (LZP) apvienība</text:p>
          </table:table-cell>
          <table:table-cell office:value-type="string" calcext:value-type="string">
            <text:p>DP/KDS/LZP</text:p>
          </table:table-cell>
          <table:table-cell office:value-type="float" office:value="5106" calcext:value-type="float">
            <text:p>5106</text:p>
          </table:table-cell>
          <table:table-cell office:value-type="float" office:value="6752" calcext:value-type="float">
            <text:p>6752</text:p>
          </table:table-cell>
          <table:table-cell office:value-type="float" office:value="3502" calcext:value-type="float">
            <text:p>3502</text:p>
          </table:table-cell>
          <table:table-cell office:value-type="float" office:value="3412" calcext:value-type="float">
            <text:p>3412</text:p>
          </table:table-cell>
          <table:table-cell office:value-type="float" office:value="3246" calcext:value-type="float">
            <text:p>3246</text:p>
          </table:table-cell>
          <table:table-cell office:value-type="float" office:value="22018" calcext:value-type="float">
            <text:p>22018</text:p>
          </table:table-cell>
          <table:table-cell office:value-type="float" office:value="2.282" calcext:value-type="float">
            <text:p>2.28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tvijas Zemnieku savienība</text:p>
          </table:table-cell>
          <table:table-cell office:value-type="string" calcext:value-type="string">
            <text:p>LZS</text:p>
          </table:table-cell>
          <table:table-cell office:value-type="float" office:value="3302" calcext:value-type="float">
            <text:p>3302</text:p>
          </table:table-cell>
          <table:table-cell office:value-type="float" office:value="8174" calcext:value-type="float">
            <text:p>8174</text:p>
          </table:table-cell>
          <table:table-cell office:value-type="float" office:value="3601" calcext:value-type="float">
            <text:p>3601</text:p>
          </table:table-cell>
          <table:table-cell office:value-type="float" office:value="3964" calcext:value-type="float">
            <text:p>3964</text:p>
          </table:table-cell>
          <table:table-cell office:value-type="float" office:value="4691" calcext:value-type="float">
            <text:p>4691</text:p>
          </table:table-cell>
          <table:table-cell office:value-type="float" office:value="23732" calcext:value-type="float">
            <text:p>23732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mokrātiskā partija "Saimnieks"</text:p>
          </table:table-cell>
          <table:table-cell office:value-type="string" calcext:value-type="string">
            <text:p>Saimnieks</text:p>
          </table:table-cell>
          <table:table-cell office:value-type="float" office:value="2316" calcext:value-type="float">
            <text:p>2316</text:p>
          </table:table-cell>
          <table:table-cell office:value-type="float" office:value="2906" calcext:value-type="float">
            <text:p>2906</text:p>
          </table:table-cell>
          <table:table-cell office:value-type="float" office:value="7142" calcext:value-type="float">
            <text:p>7142</text:p>
          </table:table-cell>
          <table:table-cell office:value-type="float" office:value="1425" calcext:value-type="float">
            <text:p>1425</text:p>
          </table:table-cell>
          <table:table-cell office:value-type="float" office:value="1621" calcext:value-type="float">
            <text:p>1621</text:p>
          </table:table-cell>
          <table:table-cell office:value-type="float" office:value="15410" calcext:value-type="float">
            <text:p>15410</text:p>
          </table:table-cell>
          <table:table-cell office:value-type="float" office:value="1.597" calcext:value-type="float">
            <text:p>1.597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tas kustība Latvijai (Zīgerista partija)</text:p>
          </table:table-cell>
          <table:table-cell office:value-type="string" calcext:value-type="string">
            <text:p>Zīgerista partija</text:p>
          </table:table-cell>
          <table:table-cell office:value-type="float" office:value="2203" calcext:value-type="float">
            <text:p>2203</text:p>
          </table:table-cell>
          <table:table-cell office:value-type="float" office:value="3921" calcext:value-type="float">
            <text:p>3921</text:p>
          </table:table-cell>
          <table:table-cell office:value-type="float" office:value="2959" calcext:value-type="float">
            <text:p>2959</text:p>
          </table:table-cell>
          <table:table-cell office:value-type="float" office:value="2215" calcext:value-type="float">
            <text:p>2215</text:p>
          </table:table-cell>
          <table:table-cell office:value-type="float" office:value="5349" calcext:value-type="float">
            <text:p>5349</text:p>
          </table:table-cell>
          <table:table-cell office:value-type="float" office:value="16647" calcext:value-type="float">
            <text:p>16647</text:p>
          </table:table-cell>
          <table:table-cell office:value-type="float" office:value="1.726" calcext:value-type="float">
            <text:p>1.72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tvijas Nacionālā reformu partija</text:p>
          </table:table-cell>
          <table:table-cell office:value-type="string" calcext:value-type="string">
            <text:p>Nacionālā reformu partija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cionālā progresa partija</text:p>
          </table:table-cell>
          <table:table-cell office:value-type="float" office:value="2424" calcext:value-type="float">
            <text:p>2424</text:p>
          </table:table-cell>
          <table:table-cell office:value-type="float" office:value="1004" calcext:value-type="float">
            <text:p>1004</text:p>
          </table:table-cell>
          <table:table-cell office:value-type="float" office:value="353" calcext:value-type="float">
            <text:p>353</text:p>
          </table:table-cell>
          <table:table-cell office:value-type="float" office:value="116" calcext:value-type="float">
            <text:p>116</text:p>
          </table:table-cell>
          <table:table-cell office:value-type="float" office:value="625" calcext:value-type="float">
            <text:p>625</text:p>
          </table:table-cell>
          <table:table-cell office:value-type="float" office:value="4522" calcext:value-type="float">
            <text:p>4522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tas partija</text:p>
          </table:table-cell>
          <table:table-cell office:value-type="string" calcext:value-type="string">
            <text:p>TP</text:p>
          </table:table-cell>
          <table:table-cell office:value-type="float" office:value="49788" calcext:value-type="float">
            <text:p>49788</text:p>
          </table:table-cell>
          <table:table-cell office:value-type="float" office:value="65292" calcext:value-type="float">
            <text:p>65292</text:p>
          </table:table-cell>
          <table:table-cell office:value-type="float" office:value="13935" calcext:value-type="float">
            <text:p>13935</text:p>
          </table:table-cell>
          <table:table-cell office:value-type="float" office:value="40316" calcext:value-type="float">
            <text:p>40316</text:p>
          </table:table-cell>
          <table:table-cell office:value-type="float" office:value="34254" calcext:value-type="float">
            <text:p>34254</text:p>
          </table:table-cell>
          <table:table-cell office:value-type="float" office:value="203585" calcext:value-type="float">
            <text:p>203585</text:p>
          </table:table-cell>
          <table:table-cell office:value-type="float" office:value="21.104" calcext:value-type="float">
            <text:p>21.104</text:p>
          </table:table-cell>
          <table:table-cell office:value-type="float" office:value="24" calcext:value-type="float">
            <text:p>24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tvijas Sociāldemokrātu apvienība</text:p>
          </table:table-cell>
          <table:table-cell office:value-type="string" calcext:value-type="string">
            <text:p>Sociāldemokrātu apvienība</text:p>
          </table:table-cell>
          <table:table-cell office:value-type="float" office:value="28830" calcext:value-type="float">
            <text:p>28830</text:p>
          </table:table-cell>
          <table:table-cell office:value-type="float" office:value="36098" calcext:value-type="float">
            <text:p>36098</text:p>
          </table:table-cell>
          <table:table-cell office:value-type="float" office:value="14971" calcext:value-type="float">
            <text:p>14971</text:p>
          </table:table-cell>
          <table:table-cell office:value-type="float" office:value="19237" calcext:value-type="float">
            <text:p>19237</text:p>
          </table:table-cell>
          <table:table-cell office:value-type="float" office:value="23920" calcext:value-type="float">
            <text:p>23920</text:p>
          </table:table-cell>
          <table:table-cell office:value-type="float" office:value="123056" calcext:value-type="float">
            <text:p>123056</text:p>
          </table:table-cell>
          <table:table-cell office:value-type="float" office:value="12.756" calcext:value-type="float">
            <text:p>12.756</text:p>
          </table:table-cell>
          <table:table-cell office:value-type="float" office:value="14" calcext:value-type="float">
            <text:p>14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tvijas Vienības partija</text:p>
          </table:table-cell>
          <table:table-cell office:value-type="string" calcext:value-type="string">
            <text:p>Vienības partija</text:p>
          </table:table-cell>
          <table:table-cell office:value-type="float" office:value="619" calcext:value-type="float">
            <text:p>619</text:p>
          </table:table-cell>
          <table:table-cell office:value-type="float" office:value="1539" calcext:value-type="float">
            <text:p>1539</text:p>
          </table:table-cell>
          <table:table-cell office:value-type="float" office:value="924" calcext:value-type="float">
            <text:p>924</text:p>
          </table:table-cell>
          <table:table-cell office:value-type="float" office:value="716" calcext:value-type="float">
            <text:p>716</text:p>
          </table:table-cell>
          <table:table-cell office:value-type="float" office:value="647" calcext:value-type="float">
            <text:p>647</text:p>
          </table:table-cell>
          <table:table-cell office:value-type="float" office:value="4445" calcext:value-type="float">
            <text:p>4445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vienība “Tēvzemei un Brīvībai”/LNNK</text:p>
          </table:table-cell>
          <table:table-cell office:value-type="string" calcext:value-type="string">
            <text:p>TB/LNNK</text:p>
          </table:table-cell>
          <table:table-cell office:value-type="float" office:value="51751" calcext:value-type="float">
            <text:p>51751</text:p>
          </table:table-cell>
          <table:table-cell office:value-type="float" office:value="40407" calcext:value-type="float">
            <text:p>40407</text:p>
          </table:table-cell>
          <table:table-cell office:value-type="float" office:value="7388" calcext:value-type="float">
            <text:p>7388</text:p>
          </table:table-cell>
          <table:table-cell office:value-type="float" office:value="21468" calcext:value-type="float">
            <text:p>21468</text:p>
          </table:table-cell>
          <table:table-cell office:value-type="float" office:value="19759" calcext:value-type="float">
            <text:p>19759</text:p>
          </table:table-cell>
          <table:table-cell office:value-type="float" office:value="140773" calcext:value-type="float">
            <text:p>140773</text:p>
          </table:table-cell>
          <table:table-cell office:value-type="float" office:value="14.593" calcext:value-type="float">
            <text:p>14.593</text:p>
          </table:table-cell>
          <table:table-cell office:value-type="float" office:value="17" calcext:value-type="float">
            <text:p>17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tvijas Nacionāli demokrātiskā partija</text:p>
          </table:table-cell>
          <table:table-cell office:value-type="string" calcext:value-type="string">
            <text:p>LNDP</text:p>
          </table:table-cell>
          <table:table-cell office:value-type="float" office:value="778" calcext:value-type="float">
            <text:p>778</text:p>
          </table:table-cell>
          <table:table-cell office:value-type="float" office:value="895" calcext:value-type="float">
            <text:p>895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  <table:table-cell office:value-type="float" office:value="461" calcext:value-type="float">
            <text:p>461</text:p>
          </table:table-cell>
          <table:table-cell office:value-type="float" office:value="2927" calcext:value-type="float">
            <text:p>2927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emokrātu partija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792" calcext:value-type="float">
            <text:p>792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elsinki - 86</text:p>
          </table:table-cell>
          <table:table-cell office:value-type="float" office:value="565" calcext:value-type="float">
            <text:p>565</text:p>
          </table:table-cell>
          <table:table-cell office:value-type="float" office:value="569" calcext:value-type="float">
            <text:p>569</text:p>
          </table:table-cell>
          <table:table-cell office:value-type="float" office:value="180" calcext:value-type="float">
            <text:p>180</text:p>
          </table:table-cell>
          <table:table-cell office:value-type="float" office:value="444" calcext:value-type="float">
            <text:p>444</text:p>
          </table:table-cell>
          <table:table-cell office:value-type="float" office:value="330" calcext:value-type="float">
            <text:p>330</text:p>
          </table:table-cell>
          <table:table-cell office:value-type="float" office:value="2088" calcext:value-type="float">
            <text:p>2088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tvijas Atdzimšanas partija</text:p>
          </table:table-cell>
          <table:table-cell office:value-type="string" calcext:value-type="string">
            <text:p>Atdzimšanas partija</text:p>
          </table:table-cell>
          <table:table-cell office:value-type="float" office:value="1257" calcext:value-type="float">
            <text:p>1257</text:p>
          </table:table-cell>
          <table:table-cell office:value-type="float" office:value="1454" calcext:value-type="float">
            <text:p>1454</text:p>
          </table:table-cell>
          <table:table-cell office:value-type="float" office:value="931" calcext:value-type="float">
            <text:p>931</text:p>
          </table:table-cell>
          <table:table-cell office:value-type="float" office:value="662" calcext:value-type="float">
            <text:p>662</text:p>
          </table:table-cell>
          <table:table-cell office:value-type="float" office:value="696" calcext:value-type="float">
            <text:p>696</text:p>
          </table:table-cell>
          <table:table-cell office:value-type="float" office:value="5000" calcext:value-type="float">
            <text:p>5000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56139" calcext:value-type="float">
            <text:p>256139</text:p>
          </table:table-cell>
          <table:table-cell office:value-type="float" office:value="259395" calcext:value-type="float">
            <text:p>259395</text:p>
          </table:table-cell>
          <table:table-cell office:value-type="float" office:value="162486" calcext:value-type="float">
            <text:p>162486</text:p>
          </table:table-cell>
          <table:table-cell office:value-type="float" office:value="134239" calcext:value-type="float">
            <text:p>134239</text:p>
          </table:table-cell>
          <table:table-cell office:value-type="float" office:value="143322" calcext:value-type="float">
            <text:p>143322</text:p>
          </table:table-cell>
          <table:table-cell office:value-type="float" office:value="955581" calcext:value-type="float">
            <text:p>955581</text:p>
          </table:table-cell>
          <table:table-cell office:value-type="float" office:value="99.058" calcext:value-type="float">
            <text:p>99.058</text:p>
          </table:table-cell>
          <table:table-cell office:value-type="float" office:value="100" calcext:value-type="float">
            <text:p>100</text:p>
          </table:table-cell>
          <table:table-cell office:value-type="float" office:value="964667" calcext:value-type="float">
            <text:p>9646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</table:table>
      <table:table table:name="saeima08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vienība “Tēvzemei un Brīvībai”/LNNK</text:p>
          </table:table-cell>
          <table:table-cell office:value-type="string" calcext:value-type="string">
            <text:p>TB/LNNK</text:p>
          </table:table-cell>
          <table:table-cell office:value-type="float" office:value="16423" calcext:value-type="float">
            <text:p>16423</text:p>
          </table:table-cell>
          <table:table-cell office:value-type="float" office:value="15170" calcext:value-type="float">
            <text:p>15170</text:p>
          </table:table-cell>
          <table:table-cell office:value-type="float" office:value="5907" calcext:value-type="float">
            <text:p>5907</text:p>
          </table:table-cell>
          <table:table-cell office:value-type="float" office:value="7563" calcext:value-type="float">
            <text:p>7563</text:p>
          </table:table-cell>
          <table:table-cell office:value-type="float" office:value="8333" calcext:value-type="float">
            <text:p>8333</text:p>
          </table:table-cell>
          <table:table-cell office:value-type="float" office:value="53396" calcext:value-type="float">
            <text:p>53396</text:p>
          </table:table-cell>
          <table:table-cell office:value-type="float" office:value="5.366" calcext:value-type="float">
            <text:p>5.366</text:p>
          </table:table-cell>
          <table:table-cell office:value-type="float" office:value="7" calcext:value-type="float">
            <text:p>7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tisko organizāciju apvienība “Par cilvēka tiesībām vienotā Latvijā”</text:p>
          </table:table-cell>
          <table:table-cell office:value-type="string" calcext:value-type="string">
            <text:p>PCTVL</text:p>
          </table:table-cell>
          <table:table-cell office:value-type="float" office:value="86801" calcext:value-type="float">
            <text:p>86801</text:p>
          </table:table-cell>
          <table:table-cell office:value-type="float" office:value="22889" calcext:value-type="float">
            <text:p>22889</text:p>
          </table:table-cell>
          <table:table-cell office:value-type="float" office:value="57707" calcext:value-type="float">
            <text:p>57707</text:p>
          </table:table-cell>
          <table:table-cell office:value-type="float" office:value="8284" calcext:value-type="float">
            <text:p>8284</text:p>
          </table:table-cell>
          <table:table-cell office:value-type="float" office:value="13407" calcext:value-type="float">
            <text:p>13407</text:p>
          </table:table-cell>
          <table:table-cell office:value-type="float" office:value="189088" calcext:value-type="float">
            <text:p>189088</text:p>
          </table:table-cell>
          <table:table-cell office:value-type="float" office:value="19.002" calcext:value-type="float">
            <text:p>19.002</text:p>
          </table:table-cell>
          <table:table-cell office:value-type="float" office:value="25" calcext:value-type="float">
            <text:p>25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āldemokrātiskā Labklājības partija</text:p>
          </table:table-cell>
          <table:table-cell office:value-type="string" calcext:value-type="string">
            <text:p>Labklājības partija</text:p>
          </table:table-cell>
          <table:table-cell office:value-type="float" office:value="4915" calcext:value-type="float">
            <text:p>4915</text:p>
          </table:table-cell>
          <table:table-cell office:value-type="float" office:value="2224" calcext:value-type="float">
            <text:p>2224</text:p>
          </table:table-cell>
          <table:table-cell office:value-type="float" office:value="3487" calcext:value-type="float">
            <text:p>3487</text:p>
          </table:table-cell>
          <table:table-cell office:value-type="float" office:value="734" calcext:value-type="float">
            <text:p>734</text:p>
          </table:table-cell>
          <table:table-cell office:value-type="float" office:value="1874" calcext:value-type="float">
            <text:p>1874</text:p>
          </table:table-cell>
          <table:table-cell office:value-type="float" office:value="13234" calcext:value-type="float">
            <text:p>13234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rievu partija</text:p>
          </table:table-cell>
          <table:table-cell office:value-type="float" office:value="1044" calcext:value-type="float">
            <text:p>1044</text:p>
          </table:table-cell>
          <table:table-cell office:value-type="float" office:value="837" calcext:value-type="float">
            <text:p>837</text:p>
          </table:table-cell>
          <table:table-cell office:value-type="float" office:value="1917" calcext:value-type="float">
            <text:p>1917</text:p>
          </table:table-cell>
          <table:table-cell office:value-type="float" office:value="276" calcext:value-type="float">
            <text:p>276</text:p>
          </table:table-cell>
          <table:table-cell office:value-type="float" office:value="650" calcext:value-type="float">
            <text:p>650</text:p>
          </table:table-cell>
          <table:table-cell office:value-type="float" office:value="4724" calcext:value-type="float">
            <text:p>4724</text:p>
          </table:table-cell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string" calcext:value-type="string">
            <text:p>LSDSP</text:p>
          </table:table-cell>
          <table:table-cell office:value-type="float" office:value="10070" calcext:value-type="float">
            <text:p>10070</text:p>
          </table:table-cell>
          <table:table-cell office:value-type="float" office:value="10029" calcext:value-type="float">
            <text:p>10029</text:p>
          </table:table-cell>
          <table:table-cell office:value-type="float" office:value="7620" calcext:value-type="float">
            <text:p>7620</text:p>
          </table:table-cell>
          <table:table-cell office:value-type="float" office:value="5472" calcext:value-type="float">
            <text:p>5472</text:p>
          </table:table-cell>
          <table:table-cell office:value-type="float" office:value="6646" calcext:value-type="float">
            <text:p>6646</text:p>
          </table:table-cell>
          <table:table-cell office:value-type="float" office:value="39837" calcext:value-type="float">
            <text:p>39837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gresīvā CENTRISKĀ partija</text:p>
          </table:table-cell>
          <table:table-cell office:value-type="string" calcext:value-type="string">
            <text:p>Centriskā partija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office:value-type="float" office:value="1229" calcext:value-type="float">
            <text:p>1229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unais laiks</text:p>
          </table:table-cell>
          <table:table-cell office:value-type="string" calcext:value-type="string">
            <text:p>JL</text:p>
          </table:table-cell>
          <table:table-cell office:value-type="float" office:value="74799" calcext:value-type="float">
            <text:p>74799</text:p>
          </table:table-cell>
          <table:table-cell office:value-type="float" office:value="73599" calcext:value-type="float">
            <text:p>73599</text:p>
          </table:table-cell>
          <table:table-cell office:value-type="float" office:value="15076" calcext:value-type="float">
            <text:p>15076</text:p>
          </table:table-cell>
          <table:table-cell office:value-type="float" office:value="36281" calcext:value-type="float">
            <text:p>36281</text:p>
          </table:table-cell>
          <table:table-cell office:value-type="float" office:value="37697" calcext:value-type="float">
            <text:p>37697</text:p>
          </table:table-cell>
          <table:table-cell office:value-type="float" office:value="237452" calcext:value-type="float">
            <text:p>237452</text:p>
          </table:table-cell>
          <table:table-cell office:value-type="float" office:value="23.862" calcext:value-type="float">
            <text:p>23.862</text:p>
          </table:table-cell>
          <table:table-cell office:value-type="float" office:value="26" calcext:value-type="float">
            <text:p>26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tas partija</text:p>
          </table:table-cell>
          <table:table-cell office:value-type="string" calcext:value-type="string">
            <text:p>TP</text:p>
          </table:table-cell>
          <table:table-cell office:value-type="float" office:value="32354" calcext:value-type="float">
            <text:p>32354</text:p>
          </table:table-cell>
          <table:table-cell office:value-type="float" office:value="57104" calcext:value-type="float">
            <text:p>57104</text:p>
          </table:table-cell>
          <table:table-cell office:value-type="float" office:value="11575" calcext:value-type="float">
            <text:p>11575</text:p>
          </table:table-cell>
          <table:table-cell office:value-type="float" office:value="34459" calcext:value-type="float">
            <text:p>34459</text:p>
          </table:table-cell>
          <table:table-cell office:value-type="float" office:value="29754" calcext:value-type="float">
            <text:p>29754</text:p>
          </table:table-cell>
          <table:table-cell office:value-type="float" office:value="165246" calcext:value-type="float">
            <text:p>165246</text:p>
          </table:table-cell>
          <table:table-cell office:value-type="float" office:value="16.606" calcext:value-type="float">
            <text:p>16.606</text:p>
          </table:table-cell>
          <table:table-cell office:value-type="float" office:value="20" calcext:value-type="float">
            <text:p>2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tvijas Pirmā Partija</text:p>
          </table:table-cell>
          <table:table-cell office:value-type="string" calcext:value-type="string">
            <text:p>LPP</text:p>
          </table:table-cell>
          <table:table-cell office:value-type="float" office:value="21783" calcext:value-type="float">
            <text:p>21783</text:p>
          </table:table-cell>
          <table:table-cell office:value-type="float" office:value="27880" calcext:value-type="float">
            <text:p>27880</text:p>
          </table:table-cell>
          <table:table-cell office:value-type="float" office:value="9560" calcext:value-type="float">
            <text:p>9560</text:p>
          </table:table-cell>
          <table:table-cell office:value-type="float" office:value="18010" calcext:value-type="float">
            <text:p>18010</text:p>
          </table:table-cell>
          <table:table-cell office:value-type="float" office:value="17519" calcext:value-type="float">
            <text:p>17519</text:p>
          </table:table-cell>
          <table:table-cell office:value-type="float" office:value="94752" calcext:value-type="float">
            <text:p>94752</text:p>
          </table:table-cell>
          <table:table-cell office:value-type="float" office:value="9.522" calcext:value-type="float">
            <text:p>9.522</text:p>
          </table:table-cell>
          <table:table-cell office:value-type="float" office:value="10" calcext:value-type="float">
            <text:p>1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atviešu partija</text:p>
          </table:table-cell>
          <table:table-cell office:value-type="float" office:value="1354" calcext:value-type="float">
            <text:p>1354</text:p>
          </table:table-cell>
          <table:table-cell office:value-type="float" office:value="1181" calcext:value-type="float">
            <text:p>1181</text:p>
          </table:table-cell>
          <table:table-cell office:value-type="float" office:value="323" calcext:value-type="float">
            <text:p>323</text:p>
          </table:table-cell>
          <table:table-cell office:value-type="float" office:value="515" calcext:value-type="float">
            <text:p>515</text:p>
          </table:table-cell>
          <table:table-cell office:value-type="float" office:value="546" calcext:value-type="float">
            <text:p>546</text:p>
          </table:table-cell>
          <table:table-cell office:value-type="float" office:value="3919" calcext:value-type="float">
            <text:p>3919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Latvijas Atdzimšanas partija</text:p>
          </table:table-cell>
          <table:table-cell office:value-type="float" office:value="532" calcext:value-type="float">
            <text:p>532</text:p>
          </table:table-cell>
          <table:table-cell office:value-type="float" office:value="822" calcext:value-type="float">
            <text:p>822</text:p>
          </table:table-cell>
          <table:table-cell office:value-type="float" office:value="381" calcext:value-type="float">
            <text:p>381</text:p>
          </table:table-cell>
          <table:table-cell office:value-type="float" office:value="305" calcext:value-type="float">
            <text:p>305</text:p>
          </table:table-cell>
          <table:table-cell office:value-type="float" office:value="518" calcext:value-type="float">
            <text:p>518</text:p>
          </table:table-cell>
          <table:table-cell office:value-type="float" office:value="2558" calcext:value-type="float">
            <text:p>2558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rīvības partija</text:p>
          </table:table-cell>
          <table:table-cell office:value-type="float" office:value="481" calcext:value-type="float">
            <text:p>481</text:p>
          </table:table-cell>
          <table:table-cell office:value-type="float" office:value="462" calcext:value-type="float">
            <text:p>462</text:p>
          </table:table-cell>
          <table:table-cell office:value-type="float" office:value="752" calcext:value-type="float">
            <text:p>752</text:p>
          </table:table-cell>
          <table:table-cell office:value-type="float" office:value="152" calcext:value-type="float">
            <text:p>152</text:p>
          </table:table-cell>
          <table:table-cell office:value-type="float" office:value="228" calcext:value-type="float">
            <text:p>228</text:p>
          </table:table-cell>
          <table:table-cell office:value-type="float" office:value="2075" calcext:value-type="float">
            <text:p>2075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āldemokrātu savienība - SDS</text:p>
          </table:table-cell>
          <table:table-cell office:value-type="string" calcext:value-type="string">
            <text:p>Sociāldemokrātu savienība</text:p>
          </table:table-cell>
          <table:table-cell office:value-type="float" office:value="2870" calcext:value-type="float">
            <text:p>2870</text:p>
          </table:table-cell>
          <table:table-cell office:value-type="float" office:value="4614" calcext:value-type="float">
            <text:p>4614</text:p>
          </table:table-cell>
          <table:table-cell office:value-type="float" office:value="2214" calcext:value-type="float">
            <text:p>2214</text:p>
          </table:table-cell>
          <table:table-cell office:value-type="float" office:value="2543" calcext:value-type="float">
            <text:p>2543</text:p>
          </table:table-cell>
          <table:table-cell office:value-type="float" office:value="2921" calcext:value-type="float">
            <text:p>2921</text:p>
          </table:table-cell>
          <table:table-cell office:value-type="float" office:value="15162" calcext:value-type="float">
            <text:p>15162</text:p>
          </table:table-cell>
          <table:table-cell office:value-type="float" office:value="1.524" calcext:value-type="float">
            <text:p>1.52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tvijas Apvienotā Republikāņu partija</text:p>
          </table:table-cell>
          <table:table-cell office:value-type="string" calcext:value-type="string">
            <text:p>Republikāņu partija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826" calcext:value-type="float">
            <text:p>826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vienība “Latvijas ceļš”</text:p>
          </table:table-cell>
          <table:table-cell office:value-type="string" calcext:value-type="string">
            <text:p>LC</text:p>
          </table:table-cell>
          <table:table-cell office:value-type="float" office:value="12508" calcext:value-type="float">
            <text:p>12508</text:p>
          </table:table-cell>
          <table:table-cell office:value-type="float" office:value="14051" calcext:value-type="float">
            <text:p>14051</text:p>
          </table:table-cell>
          <table:table-cell office:value-type="float" office:value="8362" calcext:value-type="float">
            <text:p>8362</text:p>
          </table:table-cell>
          <table:table-cell office:value-type="float" office:value="5778" calcext:value-type="float">
            <text:p>5778</text:p>
          </table:table-cell>
          <table:table-cell office:value-type="float" office:value="7731" calcext:value-type="float">
            <text:p>7731</text:p>
          </table:table-cell>
          <table:table-cell office:value-type="float" office:value="48430" calcext:value-type="float">
            <text:p>48430</text:p>
          </table:table-cell>
          <table:table-cell office:value-type="float" office:value="4.867" calcext:value-type="float">
            <text:p>4.867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itiskā apvienība “Centrs”</text:p>
          </table:table-cell>
          <table:table-cell office:value-type="string" calcext:value-type="string">
            <text:p>Apvienība Centrs</text:p>
          </table:table-cell>
          <table:table-cell office:value-type="float" office:value="1017" calcext:value-type="float">
            <text:p>1017</text:p>
          </table:table-cell>
          <table:table-cell office:value-type="float" office:value="1514" calcext:value-type="float">
            <text:p>1514</text:p>
          </table:table-cell>
          <table:table-cell office:value-type="float" office:value="1289" calcext:value-type="float">
            <text:p>1289</text:p>
          </table:table-cell>
          <table:table-cell office:value-type="float" office:value="615" calcext:value-type="float">
            <text:p>615</text:p>
          </table:table-cell>
          <table:table-cell office:value-type="float" office:value="1384" calcext:value-type="float">
            <text:p>1384</text:p>
          </table:table-cell>
          <table:table-cell office:value-type="float" office:value="5819" calcext:value-type="float">
            <text:p>5819</text:p>
          </table:table-cell>
          <table:table-cell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ija “Mūsu zeme”</text:p>
          </table:table-cell>
          <table:table-cell office:value-type="string" calcext:value-type="string">
            <text:p>Mūsu zeme</text:p>
          </table:table-cell>
          <table:table-cell office:value-type="float" office:value="316" calcext:value-type="float">
            <text:p>316</text:p>
          </table:table-cell>
          <table:table-cell office:value-type="float" office:value="458" calcext:value-type="float">
            <text:p>458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1349" calcext:value-type="float">
            <text:p>1349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Latgales Gaisma</text:p>
          </table:table-cell>
          <table:table-cell office:value-type="float" office:value="478" calcext:value-type="float">
            <text:p>478</text:p>
          </table:table-cell>
          <table:table-cell office:value-type="float" office:value="328" calcext:value-type="float">
            <text:p>328</text:p>
          </table:table-cell>
          <table:table-cell office:value-type="float" office:value="14745" calcext:value-type="float">
            <text:p>14745</text:p>
          </table:table-cell>
          <table:table-cell office:value-type="float" office:value="79" calcext:value-type="float">
            <text:p>79</text:p>
          </table:table-cell>
          <table:table-cell office:value-type="float" office:value="318" calcext:value-type="float">
            <text:p>318</text:p>
          </table:table-cell>
          <table:table-cell office:value-type="float" office:value="15948" calcext:value-type="float">
            <text:p>15948</text:p>
          </table:table-cell>
          <table:table-cell office:value-type="float" office:value="1.603" calcext:value-type="float">
            <text:p>1.60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Māras zeme</text:p>
          </table:table-cell>
          <table:table-cell office:value-type="float" office:value="335" calcext:value-type="float">
            <text:p>335</text:p>
          </table:table-cell>
          <table:table-cell office:value-type="float" office:value="494" calcext:value-type="float">
            <text:p>494</text:p>
          </table:table-cell>
          <table:table-cell office:value-type="float" office:value="278" calcext:value-type="float">
            <text:p>278</text:p>
          </table:table-cell>
          <table:table-cell office:value-type="float" office:value="130" calcext:value-type="float">
            <text:p>130</text:p>
          </table:table-cell>
          <table:table-cell office:value-type="float" office:value="209" calcext:value-type="float">
            <text:p>209</text:p>
          </table:table-cell>
          <table:table-cell office:value-type="float" office:value="1446" calcext:value-type="float">
            <text:p>1446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aļo un Zemnieku savienība</text:p>
          </table:table-cell>
          <table:table-cell office:value-type="string" calcext:value-type="string">
            <text:p>ZZS</text:p>
          </table:table-cell>
          <table:table-cell office:value-type="float" office:value="15892" calcext:value-type="float">
            <text:p>15892</text:p>
          </table:table-cell>
          <table:table-cell office:value-type="float" office:value="30957" calcext:value-type="float">
            <text:p>30957</text:p>
          </table:table-cell>
          <table:table-cell office:value-type="float" office:value="15081" calcext:value-type="float">
            <text:p>15081</text:p>
          </table:table-cell>
          <table:table-cell office:value-type="float" office:value="14554" calcext:value-type="float">
            <text:p>14554</text:p>
          </table:table-cell>
          <table:table-cell office:value-type="float" office:value="17275" calcext:value-type="float">
            <text:p>17275</text:p>
          </table:table-cell>
          <table:table-cell office:value-type="float" office:value="93759" calcext:value-type="float">
            <text:p>93759</text:p>
          </table:table-cell>
          <table:table-cell office:value-type="float" office:value="9.422" calcext:value-type="float">
            <text:p>9.422</text:p>
          </table:table-cell>
          <table:table-cell office:value-type="float" office:value="12" calcext:value-type="float">
            <text:p>12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84626" calcext:value-type="float">
            <text:p>284626</text:p>
          </table:table-cell>
          <table:table-cell office:value-type="float" office:value="265240" calcext:value-type="float">
            <text:p>265240</text:p>
          </table:table-cell>
          <table:table-cell office:value-type="float" office:value="156835" calcext:value-type="float">
            <text:p>156835</text:p>
          </table:table-cell>
          <table:table-cell office:value-type="float" office:value="136089" calcext:value-type="float">
            <text:p>136089</text:p>
          </table:table-cell>
          <table:table-cell office:value-type="float" office:value="147459" calcext:value-type="float">
            <text:p>147459</text:p>
          </table:table-cell>
          <table:table-cell office:value-type="float" office:value="990249" calcext:value-type="float">
            <text:p>990249</text:p>
          </table:table-cell>
          <table:table-cell office:value-type="float" office:value="99.514" calcext:value-type="float">
            <text:p>99.514</text:p>
          </table:table-cell>
          <table:table-cell office:value-type="float" office:value="100" calcext:value-type="float">
            <text:p>100</text:p>
          </table:table-cell>
          <table:table-cell office:value-type="float" office:value="995085" calcext:value-type="float">
            <text:p>9950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</table:table>
      <table:table table:name="saeima09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9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office:value-type="string" calcext:value-type="string">
            <text:p>Aploks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AS ZEME</text:p>
          </table:table-cell>
          <table:table-cell office:value-type="string" calcext:value-type="string">
            <text:p>Māras zeme</text:p>
          </table:table-cell>
          <table:table-cell office:value-type="float" office:value="1133" calcext:value-type="float">
            <text:p>1133</text:p>
          </table:table-cell>
          <table:table-cell office:value-type="float" office:value="1348" calcext:value-type="float">
            <text:p>1348</text:p>
          </table:table-cell>
          <table:table-cell office:value-type="float" office:value="777" calcext:value-type="float">
            <text:p>777</text:p>
          </table:table-cell>
          <table:table-cell office:value-type="float" office:value="421" calcext:value-type="float">
            <text:p>421</text:p>
          </table:table-cell>
          <table:table-cell office:value-type="float" office:value="721" calcext:value-type="float">
            <text:p>721</text:p>
          </table:table-cell>
          <table:table-cell office:value-type="float" office:value="4400" calcext:value-type="float">
            <text:p>440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skaņas Centrs</text:p>
          </table:table-cell>
          <table:table-cell office:value-type="string" calcext:value-type="string">
            <text:p>SC</text:p>
          </table:table-cell>
          <table:table-cell office:value-type="float" office:value="64971" calcext:value-type="float">
            <text:p>64971</text:p>
          </table:table-cell>
          <table:table-cell office:value-type="float" office:value="15762" calcext:value-type="float">
            <text:p>15762</text:p>
          </table:table-cell>
          <table:table-cell office:value-type="float" office:value="36859" calcext:value-type="float">
            <text:p>36859</text:p>
          </table:table-cell>
          <table:table-cell office:value-type="float" office:value="6386" calcext:value-type="float">
            <text:p>6386</text:p>
          </table:table-cell>
          <table:table-cell office:value-type="float" office:value="6909" calcext:value-type="float">
            <text:p>6909</text:p>
          </table:table-cell>
          <table:table-cell office:value-type="float" office:value="130887" calcext:value-type="float">
            <text:p>130887</text:p>
          </table:table-cell>
          <table:table-cell office:value-type="float" office:value="14.423" calcext:value-type="float">
            <text:p>14.423</text:p>
          </table:table-cell>
          <table:table-cell office:value-type="float" office:value="17" calcext:value-type="float">
            <text:p>17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tiskā patriotiskā apvienība “DZIMTENE”</text:p>
          </table:table-cell>
          <table:table-cell office:value-type="string" calcext:value-type="string">
            <text:p>Apvienība Dzimtene</text:p>
          </table:table-cell>
          <table:table-cell office:value-type="float" office:value="9046" calcext:value-type="float">
            <text:p>9046</text:p>
          </table:table-cell>
          <table:table-cell office:value-type="float" office:value="3098" calcext:value-type="float">
            <text:p>3098</text:p>
          </table:table-cell>
          <table:table-cell office:value-type="float" office:value="4394" calcext:value-type="float">
            <text:p>4394</text:p>
          </table:table-cell>
          <table:table-cell office:value-type="float" office:value="279" calcext:value-type="float">
            <text:p>279</text:p>
          </table:table-cell>
          <table:table-cell office:value-type="float" office:value="2043" calcext:value-type="float">
            <text:p>2043</text:p>
          </table:table-cell>
          <table:table-cell office:value-type="float" office:value="18860" calcext:value-type="float">
            <text:p>18860</text:p>
          </table:table-cell>
          <table:table-cell office:value-type="float" office:value="2.078" calcext:value-type="float">
            <text:p>2.07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tija “Visu Latvijai!”</text:p>
          </table:table-cell>
          <table:table-cell office:value-type="string" calcext:value-type="string">
            <text:p>Visu Latvijai!</text:p>
          </table:table-cell>
          <table:table-cell office:value-type="float" office:value="3348" calcext:value-type="float">
            <text:p>3348</text:p>
          </table:table-cell>
          <table:table-cell office:value-type="float" office:value="5039" calcext:value-type="float">
            <text:p>5039</text:p>
          </table:table-cell>
          <table:table-cell office:value-type="float" office:value="787" calcext:value-type="float">
            <text:p>787</text:p>
          </table:table-cell>
          <table:table-cell office:value-type="float" office:value="1663" calcext:value-type="float">
            <text:p>1663</text:p>
          </table:table-cell>
          <table:table-cell office:value-type="float" office:value="2632" calcext:value-type="float">
            <text:p>2632</text:p>
          </table:table-cell>
          <table:table-cell office:value-type="float" office:value="13469" calcext:value-type="float">
            <text:p>13469</text:p>
          </table:table-cell>
          <table:table-cell office:value-type="float" office:value="1.484" calcext:value-type="float">
            <text:p>1.484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itisko organizāciju apvienība “Par cilvēka tiesībām vienotā Latvijā”</text:p>
          </table:table-cell>
          <table:table-cell office:value-type="string" calcext:value-type="string">
            <text:p>PCTVL</text:p>
          </table:table-cell>
          <table:table-cell office:value-type="float" office:value="27308" calcext:value-type="float">
            <text:p>27308</text:p>
          </table:table-cell>
          <table:table-cell office:value-type="float" office:value="8408" calcext:value-type="float">
            <text:p>8408</text:p>
          </table:table-cell>
          <table:table-cell office:value-type="float" office:value="10747" calcext:value-type="float">
            <text:p>10747</text:p>
          </table:table-cell>
          <table:table-cell office:value-type="float" office:value="3029" calcext:value-type="float">
            <text:p>3029</text:p>
          </table:table-cell>
          <table:table-cell office:value-type="float" office:value="5192" calcext:value-type="float">
            <text:p>5192</text:p>
          </table:table-cell>
          <table:table-cell office:value-type="float" office:value="54684" calcext:value-type="float">
            <text:p>54684</text:p>
          </table:table-cell>
          <table:table-cell office:value-type="float" office:value="6.026" calcext:value-type="float">
            <text:p>6.026</text:p>
          </table:table-cell>
          <table:table-cell office:value-type="float" office:value="6" calcext:value-type="float">
            <text:p>6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itiskā organizācija (partija) “Eiroskeptiķi”</text:p>
          </table:table-cell>
          <table:table-cell office:value-type="string" calcext:value-type="string">
            <text:p>Eiroskeptiķi</text:p>
          </table:table-cell>
          <table:table-cell office:value-type="float" office:value="1144" calcext:value-type="float">
            <text:p>1144</text:p>
          </table:table-cell>
          <table:table-cell office:value-type="float" office:value="981" calcext:value-type="float">
            <text:p>981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  <table:table-cell office:value-type="float" office:value="625" calcext:value-type="float">
            <text:p>625</text:p>
          </table:table-cell>
          <table:table-cell office:value-type="float" office:value="3365" calcext:value-type="float">
            <text:p>3365</text:p>
          </table:table-cell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ļo un Zemnieku savienība</text:p>
          </table:table-cell>
          <table:table-cell office:value-type="string" calcext:value-type="string">
            <text:p>ZZS</text:p>
          </table:table-cell>
          <table:table-cell office:value-type="float" office:value="25851" calcext:value-type="float">
            <text:p>25851</text:p>
          </table:table-cell>
          <table:table-cell office:value-type="float" office:value="44580" calcext:value-type="float">
            <text:p>44580</text:p>
          </table:table-cell>
          <table:table-cell office:value-type="float" office:value="16759" calcext:value-type="float">
            <text:p>16759</text:p>
          </table:table-cell>
          <table:table-cell office:value-type="float" office:value="32962" calcext:value-type="float">
            <text:p>32962</text:p>
          </table:table-cell>
          <table:table-cell office:value-type="float" office:value="31443" calcext:value-type="float">
            <text:p>31443</text:p>
          </table:table-cell>
          <table:table-cell office:value-type="float" office:value="151595" calcext:value-type="float">
            <text:p>151595</text:p>
          </table:table-cell>
          <table:table-cell office:value-type="float" office:value="16.705" calcext:value-type="float">
            <text:p>16.705</text:p>
          </table:table-cell>
          <table:table-cell office:value-type="float" office:value="18" calcext:value-type="float">
            <text:p>1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tija “Mūsu zeme”</text:p>
          </table:table-cell>
          <table:table-cell office:value-type="string" calcext:value-type="string">
            <text:p>Mūsu zeme</text:p>
          </table:table-cell>
          <table:table-cell office:value-type="float" office:value="478" calcext:value-type="float">
            <text:p>478</text:p>
          </table:table-cell>
          <table:table-cell office:value-type="float" office:value="648" calcext:value-type="float">
            <text:p>648</text:p>
          </table:table-cell>
          <table:table-cell office:value-type="float" office:value="361" calcext:value-type="float">
            <text:p>361</text:p>
          </table:table-cell>
          <table:table-cell office:value-type="float" office:value="204" calcext:value-type="float">
            <text:p>204</text:p>
          </table:table-cell>
          <table:table-cell office:value-type="float" office:value="374" calcext:value-type="float">
            <text:p>374</text:p>
          </table:table-cell>
          <table:table-cell office:value-type="float" office:value="2065" calcext:value-type="float">
            <text:p>2065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tvijas Pirmās partijas un partijas “Latvijas Ceļš” vēlēšanu apvienība</text:p>
          </table:table-cell>
          <table:table-cell office:value-type="string" calcext:value-type="string">
            <text:p>LPP/LC</text:p>
          </table:table-cell>
          <table:table-cell office:value-type="float" office:value="22223" calcext:value-type="float">
            <text:p>22223</text:p>
          </table:table-cell>
          <table:table-cell office:value-type="float" office:value="18098" calcext:value-type="float">
            <text:p>18098</text:p>
          </table:table-cell>
          <table:table-cell office:value-type="float" office:value="18833" calcext:value-type="float">
            <text:p>18833</text:p>
          </table:table-cell>
          <table:table-cell office:value-type="float" office:value="8285" calcext:value-type="float">
            <text:p>8285</text:p>
          </table:table-cell>
          <table:table-cell office:value-type="float" office:value="10430" calcext:value-type="float">
            <text:p>10430</text:p>
          </table:table-cell>
          <table:table-cell office:value-type="float" office:value="77869" calcext:value-type="float">
            <text:p>77869</text:p>
          </table:table-cell>
          <table:table-cell office:value-type="float" office:value="8.581" calcext:value-type="float">
            <text:p>8.581</text:p>
          </table:table-cell>
          <table:table-cell office:value-type="float" office:value="10" calcext:value-type="float">
            <text:p>1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string" calcext:value-type="string">
            <text:p>LSDSP</text:p>
          </table:table-cell>
          <table:table-cell office:value-type="float" office:value="7275" calcext:value-type="float">
            <text:p>7275</text:p>
          </table:table-cell>
          <table:table-cell office:value-type="float" office:value="8448" calcext:value-type="float">
            <text:p>8448</text:p>
          </table:table-cell>
          <table:table-cell office:value-type="float" office:value="7241" calcext:value-type="float">
            <text:p>7241</text:p>
          </table:table-cell>
          <table:table-cell office:value-type="float" office:value="4687" calcext:value-type="float">
            <text:p>4687</text:p>
          </table:table-cell>
          <table:table-cell office:value-type="float" office:value="4077" calcext:value-type="float">
            <text:p>4077</text:p>
          </table:table-cell>
          <table:table-cell office:value-type="float" office:value="31728" calcext:value-type="float">
            <text:p>31728</text:p>
          </table:table-cell>
          <table:table-cell office:value-type="float" office:value="3.496" calcext:value-type="float">
            <text:p>3.496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tija “Tēvzemes savienība”</text:p>
          </table:table-cell>
          <table:table-cell office:value-type="string" calcext:value-type="string">
            <text:p>Tēvzemes savienība</text:p>
          </table:table-cell>
          <table:table-cell office:value-type="float" office:value="361" calcext:value-type="float">
            <text:p>361</text:p>
          </table:table-cell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1114" calcext:value-type="float">
            <text:p>1114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cionālā Spēka Savienība</text:p>
          </table:table-cell>
          <table:table-cell office:value-type="float" office:value="361" calcext:value-type="float">
            <text:p>361</text:p>
          </table:table-cell>
          <table:table-cell office:value-type="float" office:value="293" calcext:value-type="float">
            <text:p>293</text:p>
          </table:table-cell>
          <table:table-cell office:value-type="float" office:value="117" calcext:value-type="float">
            <text:p>117</text:p>
          </table:table-cell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  <table:table-cell office:value-type="float" office:value="1172" calcext:value-type="float">
            <text:p>117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Jaunie Demokrāti</text:p>
          </table:table-cell>
          <table:table-cell office:value-type="float" office:value="2581" calcext:value-type="float">
            <text:p>2581</text:p>
          </table:table-cell>
          <table:table-cell office:value-type="float" office:value="3777" calcext:value-type="float">
            <text:p>3777</text:p>
          </table:table-cell>
          <table:table-cell office:value-type="float" office:value="1255" calcext:value-type="float">
            <text:p>1255</text:p>
          </table:table-cell>
          <table:table-cell office:value-type="float" office:value="1886" calcext:value-type="float">
            <text:p>1886</text:p>
          </table:table-cell>
          <table:table-cell office:value-type="float" office:value="2006" calcext:value-type="float">
            <text:p>2006</text:p>
          </table:table-cell>
          <table:table-cell office:value-type="float" office:value="11505" calcext:value-type="float">
            <text:p>11505</text:p>
          </table:table-cell>
          <table:table-cell office:value-type="float" office:value="1.268" calcext:value-type="float">
            <text:p>1.26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tas partija</text:p>
          </table:table-cell>
          <table:table-cell office:value-type="string" calcext:value-type="string">
            <text:p>TP</text:p>
          </table:table-cell>
          <table:table-cell office:value-type="float" office:value="35813" calcext:value-type="float">
            <text:p>35813</text:p>
          </table:table-cell>
          <table:table-cell office:value-type="float" office:value="61769" calcext:value-type="float">
            <text:p>61769</text:p>
          </table:table-cell>
          <table:table-cell office:value-type="float" office:value="18844" calcext:value-type="float">
            <text:p>18844</text:p>
          </table:table-cell>
          <table:table-cell office:value-type="float" office:value="31296" calcext:value-type="float">
            <text:p>31296</text:p>
          </table:table-cell>
          <table:table-cell office:value-type="float" office:value="29759" calcext:value-type="float">
            <text:p>29759</text:p>
          </table:table-cell>
          <table:table-cell office:value-type="float" office:value="177481" calcext:value-type="float">
            <text:p>177481</text:p>
          </table:table-cell>
          <table:table-cell office:value-type="float" office:value="19.558" calcext:value-type="float">
            <text:p>19.558</text:p>
          </table:table-cell>
          <table:table-cell office:value-type="float" office:value="23" calcext:value-type="float">
            <text:p>23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unais laiks</text:p>
          </table:table-cell>
          <table:table-cell office:value-type="string" calcext:value-type="string">
            <text:p>JL</text:p>
          </table:table-cell>
          <table:table-cell office:value-type="float" office:value="46813" calcext:value-type="float">
            <text:p>46813</text:p>
          </table:table-cell>
          <table:table-cell office:value-type="float" office:value="51189" calcext:value-type="float">
            <text:p>51189</text:p>
          </table:table-cell>
          <table:table-cell office:value-type="float" office:value="8693" calcext:value-type="float">
            <text:p>8693</text:p>
          </table:table-cell>
          <table:table-cell office:value-type="float" office:value="19086" calcext:value-type="float">
            <text:p>19086</text:p>
          </table:table-cell>
          <table:table-cell office:value-type="float" office:value="22821" calcext:value-type="float">
            <text:p>22821</text:p>
          </table:table-cell>
          <table:table-cell office:value-type="float" office:value="148602" calcext:value-type="float">
            <text:p>148602</text:p>
          </table:table-cell>
          <table:table-cell office:value-type="float" office:value="16.376" calcext:value-type="float">
            <text:p>16.376</text:p>
          </table:table-cell>
          <table:table-cell office:value-type="float" office:value="18" calcext:value-type="float">
            <text:p>1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“LATVIEŠU LATVIJA” nacionālpolitiska Latviešu Aizstāvības Organizācija</text:p>
          </table:table-cell>
          <table:table-cell office:value-type="string" calcext:value-type="string">
            <text:p>Latviešu Latvija</text:p>
          </table:table-cell>
          <table:table-cell office:value-type="float" office:value="299" calcext:value-type="float">
            <text:p>299</text:p>
          </table:table-cell>
          <table:table-cell office:value-type="float" office:value="282" calcext:value-type="float">
            <text:p>282</text:p>
          </table:table-cell>
          <table:table-cell office:value-type="float" office:value="120" calcext:value-type="float">
            <text:p>120</text:p>
          </table:table-cell>
          <table:table-cell office:value-type="float" office:value="222" calcext:value-type="float">
            <text:p>222</text:p>
          </table:table-cell>
          <table:table-cell office:value-type="float" office:value="207" calcext:value-type="float">
            <text:p>207</text:p>
          </table:table-cell>
          <table:table-cell office:value-type="float" office:value="1130" calcext:value-type="float">
            <text:p>113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Politiskā organizācija “PENSIONĀRU UN SENIORU PARTIJA”</text:p>
          </table:table-cell>
          <table:table-cell table:style-name="ce7" office:value-type="string" calcext:value-type="string">
            <text:p>Pensionāru un Senioru partija</text:p>
          </table:table-cell>
          <table:table-cell office:value-type="float" office:value="2120" calcext:value-type="float">
            <text:p>2120</text:p>
          </table:table-cell>
          <table:table-cell office:value-type="float" office:value="2327" calcext:value-type="float">
            <text:p>2327</text:p>
          </table:table-cell>
          <table:table-cell office:value-type="float" office:value="731" calcext:value-type="float">
            <text:p>731</text:p>
          </table:table-cell>
          <table:table-cell office:value-type="float" office:value="822" calcext:value-type="float">
            <text:p>822</text:p>
          </table:table-cell>
          <table:table-cell office:value-type="float" office:value="1175" calcext:value-type="float">
            <text:p>1175</text:p>
          </table:table-cell>
          <table:table-cell office:value-type="float" office:value="7175" calcext:value-type="float">
            <text:p>7175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ociālā Taisnīguma partija</text:p>
          </table:table-cell>
          <table:table-cell office:value-type="float" office:value="345" calcext:value-type="float">
            <text:p>345</text:p>
          </table:table-cell>
          <table:table-cell office:value-type="float" office:value="404" calcext:value-type="float">
            <text:p>404</text:p>
          </table:table-cell>
          <table:table-cell office:value-type="float" office:value="285" calcext:value-type="float">
            <text:p>285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1575" calcext:value-type="float">
            <text:p>1575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vienība “Tēvzemei un Brīvībai”/LNNK</text:p>
          </table:table-cell>
          <table:table-cell office:value-type="string" calcext:value-type="string">
            <text:p>TB/LNNK</text:p>
          </table:table-cell>
          <table:table-cell office:value-type="float" office:value="21488" calcext:value-type="float">
            <text:p>21488</text:p>
          </table:table-cell>
          <table:table-cell office:value-type="float" office:value="19628" calcext:value-type="float">
            <text:p>19628</text:p>
          </table:table-cell>
          <table:table-cell office:value-type="float" office:value="5324" calcext:value-type="float">
            <text:p>5324</text:p>
          </table:table-cell>
          <table:table-cell office:value-type="float" office:value="7537" calcext:value-type="float">
            <text:p>7537</text:p>
          </table:table-cell>
          <table:table-cell office:value-type="float" office:value="9012" calcext:value-type="float">
            <text:p>9012</text:p>
          </table:table-cell>
          <table:table-cell office:value-type="float" office:value="62989" calcext:value-type="float">
            <text:p>62989</text:p>
          </table:table-cell>
          <table:table-cell office:value-type="float" office:value="6.941" calcext:value-type="float">
            <text:p>6.941</text:p>
          </table:table-cell>
          <table:table-cell office:value-type="float" office:value="8" calcext:value-type="float">
            <text:p>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72958" calcext:value-type="float">
            <text:p>272958</text:p>
          </table:table-cell>
          <table:table-cell office:value-type="float" office:value="246403" calcext:value-type="float">
            <text:p>246403</text:p>
          </table:table-cell>
          <table:table-cell office:value-type="float" office:value="132524" calcext:value-type="float">
            <text:p>132524</text:p>
          </table:table-cell>
          <table:table-cell office:value-type="float" office:value="119762" calcext:value-type="float">
            <text:p>119762</text:p>
          </table:table-cell>
          <table:table-cell office:value-type="float" office:value="130018" calcext:value-type="float">
            <text:p>130018</text:p>
          </table:table-cell>
          <table:table-cell office:value-type="float" office:value="901665" calcext:value-type="float">
            <text:p>901665</text:p>
          </table:table-cell>
          <table:table-cell office:value-type="float" office:value="99.361" calcext:value-type="float">
            <text:p>99.361</text:p>
          </table:table-cell>
          <table:table-cell office:value-type="float" office:value="100" calcext:value-type="float">
            <text:p>10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saeima10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ce10"/>
        <table:table-column table:style-name="co4" table:number-columns-repeated="9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9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office:value-type="string" calcext:value-type="string">
            <text:p>Aploks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„PCTVL – Par cilvēka tiesībām vienotā Latvijā”</text:p>
          </table:table-cell>
          <table:table-cell table:style-name="ce8" office:value-type="string" calcext:value-type="string">
            <text:p>PCTVL</text:p>
          </table:table-cell>
          <table:table-cell office:value-type="float" office:value="5521" calcext:value-type="float">
            <text:p>5521</text:p>
          </table:table-cell>
          <table:table-cell office:value-type="float" office:value="2347" calcext:value-type="float">
            <text:p>2347</text:p>
          </table:table-cell>
          <table:table-cell office:value-type="float" office:value="3661" calcext:value-type="float">
            <text:p>3661</text:p>
          </table:table-cell>
          <table:table-cell office:value-type="float" office:value="551" calcext:value-type="float">
            <text:p>551</text:p>
          </table:table-cell>
          <table:table-cell office:value-type="float" office:value="1767" calcext:value-type="float">
            <text:p>1767</text:p>
          </table:table-cell>
          <table:table-cell office:value-type="float" office:value="13847" calcext:value-type="float">
            <text:p>13847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VIENOTĪBA</text:p>
          </table:table-cell>
          <table:table-cell table:style-name="ce8" office:value-type="string" calcext:value-type="string">
            <text:p>Vienotība</text:p>
          </table:table-cell>
          <table:table-cell office:value-type="float" office:value="85832" calcext:value-type="float">
            <text:p>85832</text:p>
          </table:table-cell>
          <table:table-cell office:value-type="float" office:value="110194" calcext:value-type="float">
            <text:p>110194</text:p>
          </table:table-cell>
          <table:table-cell office:value-type="float" office:value="19231" calcext:value-type="float">
            <text:p>19231</text:p>
          </table:table-cell>
          <table:table-cell office:value-type="float" office:value="38383" calcext:value-type="float">
            <text:p>38383</text:p>
          </table:table-cell>
          <table:table-cell office:value-type="float" office:value="47789" calcext:value-type="float">
            <text:p>47789</text:p>
          </table:table-cell>
          <table:table-cell office:value-type="float" office:value="301429" calcext:value-type="float">
            <text:p>301429</text:p>
          </table:table-cell>
          <table:table-cell office:value-type="float" office:value="31.219" calcext:value-type="float">
            <text:p>31.219</text:p>
          </table:table-cell>
          <table:table-cell office:value-type="float" office:value="33" calcext:value-type="float">
            <text:p>33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„Ražots Latvijā”</text:p>
          </table:table-cell>
          <table:table-cell table:style-name="ce8" office:value-type="string" calcext:value-type="string">
            <text:p>Ražots Latvijā</text:p>
          </table:table-cell>
          <table:table-cell office:value-type="float" office:value="2308" calcext:value-type="float">
            <text:p>2308</text:p>
          </table:table-cell>
          <table:table-cell office:value-type="float" office:value="2609" calcext:value-type="float">
            <text:p>2609</text:p>
          </table:table-cell>
          <table:table-cell office:value-type="float" office:value="931" calcext:value-type="float">
            <text:p>931</text:p>
          </table:table-cell>
          <table:table-cell office:value-type="float" office:value="1789" calcext:value-type="float">
            <text:p>1789</text:p>
          </table:table-cell>
          <table:table-cell office:value-type="float" office:value="1743" calcext:value-type="float">
            <text:p>1743</text:p>
          </table:table-cell>
          <table:table-cell office:value-type="float" office:value="9380" calcext:value-type="float">
            <text:p>9380</text:p>
          </table:table-cell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olitisko partiju apvienība „Saskaņas Centrs”</text:p>
          </table:table-cell>
          <table:table-cell table:style-name="ce8" office:value-type="string" calcext:value-type="string">
            <text:p>SC</text:p>
          </table:table-cell>
          <table:table-cell office:value-type="float" office:value="117064" calcext:value-type="float">
            <text:p>117064</text:p>
          </table:table-cell>
          <table:table-cell office:value-type="float" office:value="38873" calcext:value-type="float">
            <text:p>38873</text:p>
          </table:table-cell>
          <table:table-cell office:value-type="float" office:value="59281" calcext:value-type="float">
            <text:p>59281</text:p>
          </table:table-cell>
          <table:table-cell office:value-type="float" office:value="15534" calcext:value-type="float">
            <text:p>15534</text:p>
          </table:table-cell>
          <table:table-cell office:value-type="float" office:value="20648" calcext:value-type="float">
            <text:p>20648</text:p>
          </table:table-cell>
          <table:table-cell office:value-type="float" office:value="251400" calcext:value-type="float">
            <text:p>251400</text:p>
          </table:table-cell>
          <table:table-cell office:value-type="float" office:value="26.037" calcext:value-type="float">
            <text:p>26.037</text:p>
          </table:table-cell>
          <table:table-cell office:value-type="float" office:value="29" calcext:value-type="float">
            <text:p>29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„Tautas kontrole”</text:p>
          </table:table-cell>
          <table:table-cell table:style-name="ce8" office:value-type="string" calcext:value-type="string">
            <text:p>Tautas kontrole</text:p>
          </table:table-cell>
          <table:table-cell office:value-type="float" office:value="1048" calcext:value-type="float">
            <text:p>1048</text:p>
          </table:table-cell>
          <table:table-cell office:value-type="float" office:value="1097" calcext:value-type="float">
            <text:p>1097</text:p>
          </table:table-cell>
          <table:table-cell office:value-type="float" office:value="548" calcext:value-type="float">
            <text:p>548</text:p>
          </table:table-cell>
          <table:table-cell office:value-type="float" office:value="600" calcext:value-type="float">
            <text:p>600</text:p>
          </table:table-cell>
          <table:table-cell office:value-type="float" office:value="709" calcext:value-type="float">
            <text:p>709</text:p>
          </table:table-cell>
          <table:table-cell office:value-type="float" office:value="4002" calcext:value-type="float">
            <text:p>4002</text:p>
          </table:table-cell>
          <table:table-cell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Zaļo un Zemnieku savienība</text:p>
          </table:table-cell>
          <table:table-cell table:style-name="ce8" office:value-type="string" calcext:value-type="string">
            <text:p>ZZS</text:p>
          </table:table-cell>
          <table:table-cell office:value-type="float" office:value="31508" calcext:value-type="float">
            <text:p>31508</text:p>
          </table:table-cell>
          <table:table-cell office:value-type="float" office:value="58909" calcext:value-type="float">
            <text:p>58909</text:p>
          </table:table-cell>
          <table:table-cell office:value-type="float" office:value="20844" calcext:value-type="float">
            <text:p>20844</text:p>
          </table:table-cell>
          <table:table-cell office:value-type="float" office:value="40648" calcext:value-type="float">
            <text:p>40648</text:p>
          </table:table-cell>
          <table:table-cell office:value-type="float" office:value="38116" calcext:value-type="float">
            <text:p>38116</text:p>
          </table:table-cell>
          <table:table-cell office:value-type="float" office:value="190025" calcext:value-type="float">
            <text:p>190025</text:p>
          </table:table-cell>
          <table:table-cell office:value-type="float" office:value="19.681" calcext:value-type="float">
            <text:p>19.681</text:p>
          </table:table-cell>
          <table:table-cell office:value-type="float" office:value="22" calcext:value-type="float">
            <text:p>22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„Par prezidentālu republiku”</text:p>
          </table:table-cell>
          <table:table-cell table:style-name="ce8" office:value-type="string" calcext:value-type="string">
            <text:p>Par prezidentālu republiku</text:p>
          </table:table-cell>
          <table:table-cell office:value-type="float" office:value="1524" calcext:value-type="float">
            <text:p>1524</text:p>
          </table:table-cell>
          <table:table-cell office:value-type="float" office:value="2171" calcext:value-type="float">
            <text:p>2171</text:p>
          </table:table-cell>
          <table:table-cell office:value-type="float" office:value="983" calcext:value-type="float">
            <text:p>983</text:p>
          </table:table-cell>
          <table:table-cell office:value-type="float" office:value="1289" calcext:value-type="float">
            <text:p>1289</text:p>
          </table:table-cell>
          <table:table-cell office:value-type="float" office:value="1135" calcext:value-type="float">
            <text:p>1135</text:p>
          </table:table-cell>
          <table:table-cell office:value-type="float" office:value="7102" calcext:value-type="float">
            <text:p>7102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artiju apvienība „Par Labu Latviju”</text:p>
          </table:table-cell>
          <table:table-cell table:style-name="ce8" office:value-type="string" calcext:value-type="string">
            <text:p>Par Labu Latviju</text:p>
          </table:table-cell>
          <table:table-cell office:value-type="float" office:value="23073" calcext:value-type="float">
            <text:p>23073</text:p>
          </table:table-cell>
          <table:table-cell office:value-type="float" office:value="16696" calcext:value-type="float">
            <text:p>16696</text:p>
          </table:table-cell>
          <table:table-cell office:value-type="float" office:value="15387" calcext:value-type="float">
            <text:p>15387</text:p>
          </table:table-cell>
          <table:table-cell office:value-type="float" office:value="9846" calcext:value-type="float">
            <text:p>9846</text:p>
          </table:table-cell>
          <table:table-cell office:value-type="float" office:value="8879" calcext:value-type="float">
            <text:p>8879</text:p>
          </table:table-cell>
          <table:table-cell office:value-type="float" office:value="73881" calcext:value-type="float">
            <text:p>73881</text:p>
          </table:table-cell>
          <table:table-cell office:value-type="float" office:value="7.652" calcext:value-type="float">
            <text:p>7.652</text:p>
          </table:table-cell>
          <table:table-cell office:value-type="float" office:value="8" calcext:value-type="float">
            <text:p>8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„ATBILDĪBA – sociāldemokrātiska politisko partiju apvienība”</text:p>
          </table:table-cell>
          <table:table-cell table:style-name="ce8" office:value-type="string" calcext:value-type="string">
            <text:p>Atbildība</text:p>
          </table:table-cell>
          <table:table-cell office:value-type="float" office:value="1134" calcext:value-type="float">
            <text:p>1134</text:p>
          </table:table-cell>
          <table:table-cell office:value-type="float" office:value="1742" calcext:value-type="float">
            <text:p>1742</text:p>
          </table:table-cell>
          <table:table-cell office:value-type="float" office:value="1259" calcext:value-type="float">
            <text:p>1259</text:p>
          </table:table-cell>
          <table:table-cell office:value-type="float" office:value="1068" calcext:value-type="float">
            <text:p>1068</text:p>
          </table:table-cell>
          <table:table-cell office:value-type="float" office:value="936" calcext:value-type="float">
            <text:p>936</text:p>
          </table:table-cell>
          <table:table-cell office:value-type="float" office:value="6139" calcext:value-type="float">
            <text:p>6139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artija „Daugava – Latvijai”</text:p>
          </table:table-cell>
          <table:table-cell table:style-name="ce8" office:value-type="string" calcext:value-type="string">
            <text:p>Daugava – Latvijai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223" calcext:value-type="float">
            <text:p>223</text:p>
          </table:table-cell>
          <table:table-cell office:value-type="float" office:value="1661" calcext:value-type="float">
            <text:p>1661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„Pēdējā partija”</text:p>
          </table:table-cell>
          <table:table-cell table:style-name="ce8" office:value-type="string" calcext:value-type="string">
            <text:p>Pēdējā partija</text:p>
          </table:table-cell>
          <table:table-cell office:value-type="float" office:value="2734" calcext:value-type="float">
            <text:p>2734</text:p>
          </table:table-cell>
          <table:table-cell office:value-type="float" office:value="2603" calcext:value-type="float">
            <text:p>2603</text:p>
          </table:table-cell>
          <table:table-cell office:value-type="float" office:value="832" calcext:value-type="float">
            <text:p>832</text:p>
          </table:table-cell>
          <table:table-cell office:value-type="float" office:value="973" calcext:value-type="float">
            <text:p>973</text:p>
          </table:table-cell>
          <table:table-cell office:value-type="float" office:value="1316" calcext:value-type="float">
            <text:p>1316</text:p>
          </table:table-cell>
          <table:table-cell office:value-type="float" office:value="8458" calcext:value-type="float">
            <text:p>8458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Nacionālā apvienība „Visu Latvijai”- „Tēvzemei un Brīvībai/LNNK”</text:p>
          </table:table-cell>
          <table:table-cell table:style-name="ce8" office:value-type="string" calcext:value-type="string">
            <text:p>NA</text:p>
          </table:table-cell>
          <table:table-cell office:value-type="float" office:value="21821" calcext:value-type="float">
            <text:p>21821</text:p>
          </table:table-cell>
          <table:table-cell office:value-type="float" office:value="26349" calcext:value-type="float">
            <text:p>26349</text:p>
          </table:table-cell>
          <table:table-cell office:value-type="float" office:value="3958" calcext:value-type="float">
            <text:p>3958</text:p>
          </table:table-cell>
          <table:table-cell office:value-type="float" office:value="9446" calcext:value-type="float">
            <text:p>9446</text:p>
          </table:table-cell>
          <table:table-cell office:value-type="float" office:value="12455" calcext:value-type="float">
            <text:p>12455</text:p>
          </table:table-cell>
          <table:table-cell office:value-type="float" office:value="74029" calcext:value-type="float">
            <text:p>74029</text:p>
          </table:table-cell>
          <table:table-cell office:value-type="float" office:value="7.667" calcext:value-type="float">
            <text:p>7.667</text:p>
          </table:table-cell>
          <table:table-cell office:value-type="float" office:value="8" calcext:value-type="float">
            <text:p>8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Kristīgi demokrātiskā savienība</text:p>
          </table:table-cell>
          <table:table-cell table:style-name="ce8" office:value-type="string" calcext:value-type="string">
            <text:p>KDS</text:p>
          </table:table-cell>
          <table:table-cell office:value-type="float" office:value="906" calcext:value-type="float">
            <text:p>906</text:p>
          </table:table-cell>
          <table:table-cell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3488" calcext:value-type="float">
            <text:p>3488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94907" calcext:value-type="float">
            <text:p>294907</text:p>
          </table:table-cell>
          <table:table-cell office:value-type="float" office:value="264863" calcext:value-type="float">
            <text:p>264863</text:p>
          </table:table-cell>
          <table:table-cell office:value-type="float" office:value="128155" calcext:value-type="float">
            <text:p>128155</text:p>
          </table:table-cell>
          <table:table-cell office:value-type="float" office:value="120741" calcext:value-type="float">
            <text:p>120741</text:p>
          </table:table-cell>
          <table:table-cell office:value-type="float" office:value="136175" calcext:value-type="float">
            <text:p>136175</text:p>
          </table:table-cell>
          <table:table-cell office:value-type="float" office:value="944841" calcext:value-type="float">
            <text:p>944841</text:p>
          </table:table-cell>
          <table:table-cell office:value-type="float" office:value="97.856" calcext:value-type="float">
            <text:p>97.856</text:p>
          </table:table-cell>
          <table:table-cell office:value-type="float" office:value="100" calcext:value-type="float">
            <text:p>10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aeima1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Saīsinājum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NOTĪBA</text:p>
          </table:table-cell>
          <table:table-cell office:value-type="string" calcext:value-type="string">
            <text:p>Vienotība</text:p>
          </table:table-cell>
          <table:table-cell office:value-type="float" office:value="49479" calcext:value-type="float">
            <text:p>49479</text:p>
          </table:table-cell>
          <table:table-cell office:value-type="float" office:value="63116" calcext:value-type="float">
            <text:p>63116</text:p>
          </table:table-cell>
          <table:table-cell office:value-type="float" office:value="11608" calcext:value-type="float">
            <text:p>11608</text:p>
          </table:table-cell>
          <table:table-cell office:value-type="float" office:value="21770" calcext:value-type="float">
            <text:p>21770</text:p>
          </table:table-cell>
          <table:table-cell office:value-type="float" office:value="26590" calcext:value-type="float">
            <text:p>26590</text:p>
          </table:table-cell>
          <table:table-cell office:value-type="float" office:value="172563" calcext:value-type="float">
            <text:p>172563</text:p>
          </table:table-cell>
          <table:table-cell office:value-type="float" office:value="18.829" calcext:value-type="float">
            <text:p>18.829</text:p>
          </table:table-cell>
          <table:table-cell office:value-type="float" office:value="20" calcext:value-type="float">
            <text:p>2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string" calcext:value-type="string">
            <text:p>LSDSP</text:p>
          </table:table-cell>
          <table:table-cell office:value-type="float" office:value="673" calcext:value-type="float">
            <text:p>673</text:p>
          </table:table-cell>
          <table:table-cell office:value-type="float" office:value="649" calcext:value-type="float">
            <text:p>649</text:p>
          </table:table-cell>
          <table:table-cell office:value-type="float" office:value="394" calcext:value-type="float">
            <text:p>394</text:p>
          </table:table-cell>
          <table:table-cell office:value-type="float" office:value="347" calcext:value-type="float">
            <text:p>347</text:p>
          </table:table-cell>
          <table:table-cell office:value-type="float" office:value="468" calcext:value-type="float">
            <text:p>468</text:p>
          </table:table-cell>
          <table:table-cell office:value-type="float" office:value="2531" calcext:value-type="float">
            <text:p>2531</text:p>
          </table:table-cell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„Zatlera Reformu partija”</text:p>
          </table:table-cell>
          <table:table-cell office:value-type="string" calcext:value-type="string">
            <text:p>Reformu partija</text:p>
          </table:table-cell>
          <table:table-cell office:value-type="float" office:value="42977" calcext:value-type="float">
            <text:p>42977</text:p>
          </table:table-cell>
          <table:table-cell office:value-type="float" office:value="67051" calcext:value-type="float">
            <text:p>67051</text:p>
          </table:table-cell>
          <table:table-cell office:value-type="float" office:value="15787" calcext:value-type="float">
            <text:p>15787</text:p>
          </table:table-cell>
          <table:table-cell office:value-type="float" office:value="30749" calcext:value-type="float">
            <text:p>30749</text:p>
          </table:table-cell>
          <table:table-cell office:value-type="float" office:value="34292" calcext:value-type="float">
            <text:p>34292</text:p>
          </table:table-cell>
          <table:table-cell office:value-type="float" office:value="190856" calcext:value-type="float">
            <text:p>190856</text:p>
          </table:table-cell>
          <table:table-cell office:value-type="float" office:value="20.825" calcext:value-type="float">
            <text:p>20.825</text:p>
          </table:table-cell>
          <table:table-cell office:value-type="float" office:value="22" calcext:value-type="float">
            <text:p>22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istīgi demokrātiskā savienība</text:p>
          </table:table-cell>
          <table:table-cell office:value-type="string" calcext:value-type="string">
            <text:p>KDS</text:p>
          </table:table-cell>
          <table:table-cell office:value-type="float" office:value="521" calcext:value-type="float">
            <text:p>521</text:p>
          </table:table-cell>
          <table:table-cell office:value-type="float" office:value="493" calcext:value-type="float">
            <text:p>493</text:p>
          </table:table-cell>
          <table:table-cell office:value-type="float" office:value="248" calcext:value-type="float">
            <text:p>248</text:p>
          </table:table-cell>
          <table:table-cell office:value-type="float" office:value="383" calcext:value-type="float">
            <text:p>383</text:p>
          </table:table-cell>
          <table:table-cell office:value-type="float" office:value="348" calcext:value-type="float">
            <text:p>348</text:p>
          </table:table-cell>
          <table:table-cell office:value-type="float" office:value="1993" calcext:value-type="float">
            <text:p>1993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Šlesera Reformu partija LPP/LC</text:p>
          </table:table-cell>
          <table:table-cell office:value-type="string" calcext:value-type="string">
            <text:p>LPP/LC</text:p>
          </table:table-cell>
          <table:table-cell office:value-type="float" office:value="8613" calcext:value-type="float">
            <text:p>8613</text:p>
          </table:table-cell>
          <table:table-cell office:value-type="float" office:value="5216" calcext:value-type="float">
            <text:p>5216</text:p>
          </table:table-cell>
          <table:table-cell office:value-type="float" office:value="3904" calcext:value-type="float">
            <text:p>3904</text:p>
          </table:table-cell>
          <table:table-cell office:value-type="float" office:value="1940" calcext:value-type="float">
            <text:p>1940</text:p>
          </table:table-cell>
          <table:table-cell office:value-type="float" office:value="2458" calcext:value-type="float">
            <text:p>2458</text:p>
          </table:table-cell>
          <table:table-cell office:value-type="float" office:value="22131" calcext:value-type="float">
            <text:p>22131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itisko partiju apvienība „Saskaņas Centrs”</text:p>
          </table:table-cell>
          <table:table-cell office:value-type="string" calcext:value-type="string">
            <text:p>SC</text:p>
          </table:table-cell>
          <table:table-cell office:value-type="float" office:value="118079" calcext:value-type="float">
            <text:p>118079</text:p>
          </table:table-cell>
          <table:table-cell office:value-type="float" office:value="42772" calcext:value-type="float">
            <text:p>42772</text:p>
          </table:table-cell>
          <table:table-cell office:value-type="float" office:value="60784" calcext:value-type="float">
            <text:p>60784</text:p>
          </table:table-cell>
          <table:table-cell office:value-type="float" office:value="15347" calcext:value-type="float">
            <text:p>15347</text:p>
          </table:table-cell>
          <table:table-cell office:value-type="float" office:value="22948" calcext:value-type="float">
            <text:p>22948</text:p>
          </table:table-cell>
          <table:table-cell office:value-type="float" office:value="259930" calcext:value-type="float">
            <text:p>259930</text:p>
          </table:table-cell>
          <table:table-cell office:value-type="float" office:value="28.362" calcext:value-type="float">
            <text:p>28.362</text:p>
          </table:table-cell>
          <table:table-cell office:value-type="float" office:value="31" calcext:value-type="float">
            <text:p>31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„PCTVL – Par cilvēka tiesībām vienotā Latvijā”</text:p>
          </table:table-cell>
          <table:table-cell office:value-type="string" calcext:value-type="string">
            <text:p>PCTVL</text:p>
          </table:table-cell>
          <table:table-cell office:value-type="float" office:value="3126" calcext:value-type="float">
            <text:p>3126</text:p>
          </table:table-cell>
          <table:table-cell office:value-type="float" office:value="990" calcext:value-type="float">
            <text:p>990</text:p>
          </table:table-cell>
          <table:table-cell office:value-type="float" office:value="1608" calcext:value-type="float">
            <text:p>1608</text:p>
          </table:table-cell>
          <table:table-cell office:value-type="float" office:value="434" calcext:value-type="float">
            <text:p>434</text:p>
          </table:table-cell>
          <table:table-cell office:value-type="float" office:value="951" calcext:value-type="float">
            <text:p>951</text:p>
          </table:table-cell>
          <table:table-cell office:value-type="float" office:value="7109" calcext:value-type="float">
            <text:p>7109</text:p>
          </table:table-cell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cionālā apvienība „Visu Latvijai!” – „Tēvzemei un Brīvībai/LNNK”</text:p>
          </table:table-cell>
          <table:table-cell office:value-type="string" calcext:value-type="string">
            <text:p>NA</text:p>
          </table:table-cell>
          <table:table-cell office:value-type="float" office:value="38086" calcext:value-type="float">
            <text:p>38086</text:p>
          </table:table-cell>
          <table:table-cell office:value-type="float" office:value="45613" calcext:value-type="float">
            <text:p>45613</text:p>
          </table:table-cell>
          <table:table-cell office:value-type="float" office:value="5350" calcext:value-type="float">
            <text:p>5350</text:p>
          </table:table-cell>
          <table:table-cell office:value-type="float" office:value="17499" calcext:value-type="float">
            <text:p>17499</text:p>
          </table:table-cell>
          <table:table-cell office:value-type="float" office:value="20660" calcext:value-type="float">
            <text:p>20660</text:p>
          </table:table-cell>
          <table:table-cell office:value-type="float" office:value="127208" calcext:value-type="float">
            <text:p>127208</text:p>
          </table:table-cell>
          <table:table-cell office:value-type="float" office:value="13.88" calcext:value-type="float">
            <text:p>13.88</text:p>
          </table:table-cell>
          <table:table-cell office:value-type="float" office:value="14" calcext:value-type="float">
            <text:p>14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„Par prezidentālu republiku”</text:p>
          </table:table-cell>
          <table:table-cell office:value-type="string" calcext:value-type="string">
            <text:p>Par prezidentālu republiku</text:p>
          </table:table-cell>
          <table:table-cell office:value-type="float" office:value="751" calcext:value-type="float">
            <text:p>751</text:p>
          </table:table-cell>
          <table:table-cell office:value-type="float" office:value="788" calcext:value-type="float">
            <text:p>788</text:p>
          </table:table-cell>
          <table:table-cell office:value-type="float" office:value="497" calcext:value-type="float">
            <text:p>497</text:p>
          </table:table-cell>
          <table:table-cell office:value-type="float" office:value="434" calcext:value-type="float">
            <text:p>434</text:p>
          </table:table-cell>
          <table:table-cell office:value-type="float" office:value="411" calcext:value-type="float">
            <text:p>411</text:p>
          </table:table-cell>
          <table:table-cell office:value-type="float" office:value="2881" calcext:value-type="float">
            <text:p>2881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„Pēdējā partija”</text:p>
          </table:table-cell>
          <table:table-cell office:value-type="string" calcext:value-type="string">
            <text:p>Pēdējā partija</text:p>
          </table:table-cell>
          <table:table-cell office:value-type="float" office:value="1629" calcext:value-type="float">
            <text:p>1629</text:p>
          </table:table-cell>
          <table:table-cell office:value-type="float" office:value="1473" calcext:value-type="float">
            <text:p>1473</text:p>
          </table:table-cell>
          <table:table-cell office:value-type="float" office:value="340" calcext:value-type="float">
            <text:p>340</text:p>
          </table:table-cell>
          <table:table-cell office:value-type="float" office:value="464" calcext:value-type="float">
            <text:p>464</text:p>
          </table:table-cell>
          <table:table-cell office:value-type="float" office:value="565" calcext:value-type="float">
            <text:p>565</text:p>
          </table:table-cell>
          <table:table-cell office:value-type="float" office:value="4471" calcext:value-type="float">
            <text:p>4471</text:p>
          </table:table-cell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ļo un Zemnieku savienība</text:p>
          </table:table-cell>
          <table:table-cell office:value-type="string" calcext:value-type="string">
            <text:p>ZZS</text:p>
          </table:table-cell>
          <table:table-cell office:value-type="float" office:value="17028" calcext:value-type="float">
            <text:p>17028</text:p>
          </table:table-cell>
          <table:table-cell office:value-type="float" office:value="31588" calcext:value-type="float">
            <text:p>31588</text:p>
          </table:table-cell>
          <table:table-cell office:value-type="float" office:value="14436" calcext:value-type="float">
            <text:p>14436</text:p>
          </table:table-cell>
          <table:table-cell office:value-type="float" office:value="27822" calcext:value-type="float">
            <text:p>27822</text:p>
          </table:table-cell>
          <table:table-cell office:value-type="float" office:value="21083" calcext:value-type="float">
            <text:p>21083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.216" calcext:value-type="float">
            <text:p>12.216</text:p>
          </table:table-cell>
          <table:table-cell office:value-type="float" office:value="13" calcext:value-type="float">
            <text:p>13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„Tautas kontrole”</text:p>
          </table:table-cell>
          <table:table-cell office:value-type="string" calcext:value-type="string">
            <text:p>Tautas kontrole</text:p>
          </table:table-cell>
          <table:table-cell office:value-type="float" office:value="601" calcext:value-type="float">
            <text:p>601</text:p>
          </table:table-cell>
          <table:table-cell office:value-type="float" office:value="757" calcext:value-type="float">
            <text:p>757</text:p>
          </table:table-cell>
          <table:table-cell office:value-type="float" office:value="530" calcext:value-type="float">
            <text:p>530</text:p>
          </table:table-cell>
          <table:table-cell office:value-type="float" office:value="279" calcext:value-type="float">
            <text:p>279</text:p>
          </table:table-cell>
          <table:table-cell office:value-type="float" office:value="406" calcext:value-type="float">
            <text:p>406</text:p>
          </table:table-cell>
          <table:table-cell office:value-type="float" office:value="2573" calcext:value-type="float">
            <text:p>2573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tija „Brīvība. Brīvs no bailēm, naida un dusmām”</text:p>
          </table:table-cell>
          <table:table-cell office:value-type="string" calcext:value-type="string">
            <text:p>Partija Brīvība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05" calcext:value-type="float">
            <text:p>505</text:p>
          </table:table-cell>
          <table:table-cell office:value-type="float" office:value="2011" calcext:value-type="float">
            <text:p>2011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pā</text:p>
          </table:table-cell>
          <table:table-cell/>
          <table:table-cell office:value-type="float" office:value="282337" calcext:value-type="float">
            <text:p>282337</text:p>
          </table:table-cell>
          <table:table-cell office:value-type="float" office:value="260506" calcext:value-type="float">
            <text:p>260506</text:p>
          </table:table-cell>
          <table:table-cell office:value-type="float" office:value="115486" calcext:value-type="float">
            <text:p>115486</text:p>
          </table:table-cell>
          <table:table-cell office:value-type="float" office:value="118200" calcext:value-type="float">
            <text:p>118200</text:p>
          </table:table-cell>
          <table:table-cell office:value-type="float" office:value="131685" calcext:value-type="float">
            <text:p>131685</text:p>
          </table:table-cell>
          <table:table-cell office:value-type="float" office:value="908214" calcext:value-type="float">
            <text:p>908214</text:p>
          </table:table-cell>
          <table:table-cell office:value-type="float" office:value="99.099" calcext:value-type="float">
            <text:p>99.099</text:p>
          </table:table-cell>
          <table:table-cell office:value-type="float" office:value="100" calcext:value-type="float">
            <text:p>100</text:p>
          </table:table-cell>
          <table:table-cell office:value-type="float" office:value="916469" calcext:value-type="float">
            <text:p>9164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putātu skait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</table:table>
      <table:named-expressions>
        <table:named-expression table:name="_Hlk305401904" table:base-cell-address="$saeima10.$A$2" table:expression="$#REF!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altRim" svg:font-family="'Arial BaltRim', Arial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14:03:24.247640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22:42:03.435190867</meta:creation-date>
    <dc:date>2014-09-07T19:11:08.096580059</dc:date>
    <meta:editing-duration>PT7H24M14S</meta:editing-duration>
    <meta:editing-cycles>26</meta:editing-cycles>
    <meta:generator>LibreOffice/4.2.4.2$Linux_X86_64 LibreOffice_project/420m0$Build-2</meta:generator>
    <meta:document-statistic meta:table-count="6" meta:cell-count="1434" meta:object-count="0"/>
  </office:meta>
</office:document-meta>
</file>